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orphans="2" fo:widows="2" fo:hyphenation-ladder-count="no-limit"/>
      <style:text-properties fo:color="#000000" style:font-name="Liberation Serif" fo:font-size="12pt" fo:language="en" fo:country="IN" fo:font-style="normal" style:text-underline-style="none" fo:font-weight="normal" officeooo:paragraph-rsid="00187eff" style:letter-kerning="true" style:font-size-asian="12pt" style:font-style-asian="normal" style:font-weight-asian="normal" fo:background-color="#ffffff" fo:hyphenate="false" fo:hyphenation-remain-char-count="2" fo:hyphenation-push-char-count="2"/>
    </style:style>
    <style:style style:name="P2" style:family="paragraph" style:parent-style-name="Standard">
      <style:paragraph-properties style:line-height-at-least="0.503cm" fo:orphans="2" fo:widows="2" fo:hyphenation-ladder-count="no-limit"/>
      <style:text-properties fo:color="#000000" style:font-name="Liberation Serif" fo:font-size="12pt" fo:language="en" fo:country="IN" fo:font-style="normal" style:text-underline-style="none" fo:font-weight="normal" officeooo:paragraph-rsid="00187eff" style:letter-kerning="true" style:font-size-asian="12pt" style:font-style-asian="normal" style:font-weight-asian="normal" fo:background-color="#ffffff" fo:hyphenate="false" fo:hyphenation-remain-char-count="2" fo:hyphenation-push-char-count="2"/>
    </style:style>
    <style:style style:name="P3" style:family="paragraph" style:parent-style-name="Standard">
      <style:paragraph-properties fo:orphans="2" fo:widows="2" fo:hyphenation-ladder-count="no-limit"/>
      <style:text-properties fo:color="#000000" style:font-name="Liberation Serif" fo:font-size="12pt" fo:language="en" fo:country="IN" fo:font-style="normal" fo:font-weight="normal" officeooo:paragraph-rsid="00187eff" style:letter-kerning="true" style:font-size-asian="12pt" style:font-style-asian="normal" style:font-weight-asian="normal" fo:hyphenate="false" fo:hyphenation-remain-char-count="2" fo:hyphenation-push-char-count="2"/>
    </style:style>
    <style:style style:name="P4" style:family="paragraph" style:parent-style-name="Standard">
      <style:paragraph-properties fo:orphans="2" fo:widows="2" fo:hyphenation-ladder-count="no-limit"/>
      <style:text-properties fo:color="#000000" style:font-name="Liberation Serif" fo:font-size="12pt" fo:language="en" fo:country="IN" fo:font-style="normal" fo:font-weight="normal" officeooo:paragraph-rsid="00187eff" style:letter-kerning="true" style:font-size-asian="12pt" style:font-style-asian="normal" style:font-weight-asian="normal" fo:background-color="#ffffff" fo:hyphenate="false" fo:hyphenation-remain-char-count="2" fo:hyphenation-push-char-count="2"/>
    </style:style>
    <style:style style:name="P5" style:family="paragraph" style:parent-style-name="Standard">
      <style:paragraph-properties fo:orphans="2" fo:widows="2" fo:hyphenation-ladder-count="no-limit"/>
      <style:text-properties fo:color="#000000" style:font-name="Liberation Serif" fo:font-size="12pt" fo:language="en" fo:country="IN" officeooo:paragraph-rsid="00187eff" style:letter-kerning="true" style:font-size-asian="12pt" fo:hyphenate="false" fo:hyphenation-remain-char-count="2" fo:hyphenation-push-char-count="2"/>
    </style:style>
    <style:style style:name="P6" style:family="paragraph" style:parent-style-name="Standard">
      <style:paragraph-properties fo:orphans="2" fo:widows="2" fo:hyphenation-ladder-count="no-limit"/>
      <style:text-properties fo:color="#000000" style:font-name="Liberation Serif" fo:font-size="12pt" fo:language="en" fo:country="IN" fo:font-weight="normal" officeooo:paragraph-rsid="00187eff" style:letter-kerning="true" style:font-size-asian="12pt" style:font-weight-asian="normal" fo:hyphenate="false" fo:hyphenation-remain-char-count="2" fo:hyphenation-push-char-count="2"/>
    </style:style>
    <style:style style:name="P7" style:family="paragraph" style:parent-style-name="Standard">
      <style:paragraph-properties fo:orphans="2" fo:widows="2" fo:hyphenation-ladder-count="no-limit"/>
      <style:text-properties officeooo:paragraph-rsid="00187eff" fo:hyphenate="false" fo:hyphenation-remain-char-count="2" fo:hyphenation-push-char-count="2"/>
    </style:style>
    <style:style style:name="P8" style:family="paragraph" style:parent-style-name="Standard">
      <style:paragraph-properties style:line-height-at-least="0.503cm" fo:orphans="2" fo:widows="2" fo:hyphenation-ladder-count="no-limit"/>
      <style:text-properties fo:color="#d4d4d4" style:font-name="Droid Sans Mono" fo:font-size="10.5pt" fo:language="en" fo:country="IN" fo:font-style="normal" fo:font-weight="normal" officeooo:paragraph-rsid="00187eff" style:letter-kerning="true" style:font-size-asian="10.5pt" style:font-style-asian="normal" style:font-weight-asian="normal" fo:background-color="#000000" fo:hyphenate="false" fo:hyphenation-remain-char-count="2" fo:hyphenation-push-char-count="2"/>
    </style:style>
    <style:style style:name="P9" style:family="paragraph" style:parent-style-name="Standard">
      <style:paragraph-properties style:line-height-at-least="0.503cm" fo:orphans="2" fo:widows="2" fo:hyphenation-ladder-count="no-limit"/>
      <style:text-properties fo:color="#d4d4d4" style:font-name="Droid Sans Mono" fo:font-size="10.5pt" fo:language="en" fo:country="IN" fo:font-style="normal" style:text-underline-style="none" fo:font-weight="normal" officeooo:paragraph-rsid="00187eff" style:letter-kerning="true" style:font-size-asian="10.5pt" style:font-style-asian="normal" style:font-weight-asian="normal" fo:background-color="#000000" fo:hyphenate="false" fo:hyphenation-remain-char-count="2" fo:hyphenation-push-char-count="2"/>
    </style:style>
    <style:style style:name="P10" style:family="paragraph" style:parent-style-name="Standard">
      <style:paragraph-properties style:line-height-at-least="0.503cm" fo:orphans="2" fo:widows="2" fo:hyphenation-ladder-count="no-limit"/>
      <style:text-properties officeooo:paragraph-rsid="00187eff" fo:hyphenate="false" fo:hyphenation-remain-char-count="2" fo:hyphenation-push-char-count="2"/>
    </style:style>
    <style:style style:name="P11" style:family="paragraph" style:parent-style-name="Standard">
      <style:paragraph-properties fo:orphans="2" fo:widows="2" fo:hyphenation-ladder-count="no-limit" style:border-line-width-bottom="0.009cm 0.009cm 0.009cm" fo:padding-left="0cm" fo:padding-right="0cm" fo:padding-top="0cm" fo:padding-bottom="0.071cm" fo:border-left="none" fo:border-right="none" fo:border-top="none" fo:border-bottom="0.74pt double #000001"/>
      <style:text-properties officeooo:paragraph-rsid="00187eff" fo:hyphenate="false" fo:hyphenation-remain-char-count="2" fo:hyphenation-push-char-count="2"/>
    </style:style>
    <style:style style:name="P12" style:family="paragraph" style:parent-style-name="Standard">
      <style:paragraph-properties fo:orphans="2" fo:widows="2" fo:hyphenation-ladder-count="no-limit" fo:padding-left="0cm" fo:padding-right="0cm" fo:padding-top="0cm" fo:padding-bottom="0.071cm" fo:border-left="none" fo:border-right="none" fo:border-top="none" fo:border-bottom="0.26pt solid #000001"/>
      <style:text-properties officeooo:paragraph-rsid="00187eff" fo:hyphenate="false" fo:hyphenation-remain-char-count="2" fo:hyphenation-push-char-count="2"/>
    </style:style>
    <style:style style:name="P13" style:family="paragraph" style:parent-style-name="Standard">
      <style:paragraph-properties fo:margin-top="0cm" fo:margin-bottom="0.499cm" loext:contextual-spacing="false" style:line-height-at-least="0.503cm" fo:orphans="2" fo:widows="2" fo:hyphenation-ladder-count="no-limit"/>
      <style:text-properties fo:color="#000000" style:font-name="Liberation Serif" fo:font-size="12pt" fo:language="en" fo:country="IN" fo:font-style="normal" style:text-underline-style="none" fo:font-weight="normal" officeooo:paragraph-rsid="00187eff" style:letter-kerning="true" style:font-size-asian="12pt" style:font-style-asian="normal" style:font-weight-asian="normal" fo:background-color="#ffffff" fo:hyphenate="false" fo:hyphenation-remain-char-count="2" fo:hyphenation-push-char-count="2"/>
    </style:style>
    <style:style style:name="P14" style:family="paragraph" style:parent-style-name="Standard">
      <style:paragraph-properties fo:margin-top="0cm" fo:margin-bottom="0.499cm" loext:contextual-spacing="false" style:line-height-at-least="0.503cm" fo:orphans="2" fo:widows="2" fo:hyphenation-ladder-count="no-limit"/>
      <style:text-properties fo:color="#d4d4d4" style:font-name="Droid Sans Mono" fo:font-size="10.5pt" fo:language="en" fo:country="IN" fo:font-style="normal" style:text-underline-style="none" fo:font-weight="normal" officeooo:paragraph-rsid="00187eff" style:letter-kerning="true" style:font-size-asian="10.5pt" style:font-style-asian="normal" style:font-weight-asian="normal" fo:background-color="#000000" fo:hyphenate="false" fo:hyphenation-remain-char-count="2" fo:hyphenation-push-char-count="2"/>
    </style:style>
    <style:style style:name="P15" style:family="paragraph" style:parent-style-name="Standard" style:master-page-name="Standard">
      <style:paragraph-properties fo:orphans="2" fo:widows="2" fo:hyphenation-ladder-count="no-limit" style:page-number="auto"/>
      <style:text-properties officeooo:paragraph-rsid="00187eff" fo:hyphenate="false" fo:hyphenation-remain-char-count="2" fo:hyphenation-push-char-count="2"/>
    </style:style>
    <style:style style:name="T1" style:family="text">
      <style:text-properties fo:color="#000000" style:font-name="Liberation Serif" fo:font-size="12pt" fo:language="en" fo:country="IN" style:letter-kerning="true" style:font-size-asian="12pt"/>
    </style:style>
    <style:style style:name="T2" style:family="text">
      <style:text-properties fo:color="#000000" style:font-name="Liberation Serif" fo:font-size="12pt" fo:language="en" fo:country="IN" fo:font-weight="bold" style:letter-kerning="true" style:font-size-asian="12pt" style:font-weight-asian="bold"/>
    </style:style>
    <style:style style:name="T3" style:family="text">
      <style:text-properties fo:color="#000000" style:font-name="Liberation Serif" fo:font-size="12pt" fo:language="en" fo:country="IN" fo:font-weight="normal" style:letter-kerning="true" style:font-size-asian="12pt" style:font-weight-asian="normal"/>
    </style:style>
    <style:style style:name="T4" style:family="text">
      <style:text-properties fo:color="#000000" style:font-name="Liberation Serif" fo:font-size="12pt" fo:language="en" fo:country="IN" fo:font-style="italic" fo:font-weight="bold" style:letter-kerning="true" style:font-size-asian="12pt" style:font-style-asian="italic" style:font-weight-asian="bold"/>
    </style:style>
    <style:style style:name="T5" style:family="text">
      <style:text-properties fo:color="#000000" style:font-name="Liberation Serif" fo:font-size="12pt" fo:language="en" fo:country="IN" fo:font-style="italic" style:text-underline-style="solid" style:text-underline-width="auto" style:text-underline-color="font-color" fo:font-weight="bold" style:letter-kerning="true" style:font-size-asian="12pt" style:font-style-asian="italic" style:font-weight-asian="bold" fo:background-color="#ffffff"/>
    </style:style>
    <style:style style:name="T6" style:family="text">
      <style:text-properties fo:color="#000000" style:font-name="Liberation Serif" fo:font-size="12pt" fo:language="en" fo:country="IN" fo:font-style="normal" fo:font-weight="normal" style:letter-kerning="true" style:font-size-asian="12pt" style:font-style-asian="normal" style:font-weight-asian="normal"/>
    </style:style>
    <style:style style:name="T7" style:family="text">
      <style:text-properties fo:color="#000000" style:font-name="Liberation Serif" fo:font-size="12pt" fo:language="en" fo:country="IN" fo:font-style="normal" style:text-underline-style="none" fo:font-weight="normal" style:letter-kerning="true" style:font-size-asian="12pt" style:font-style-asian="normal" style:font-weight-asian="normal" fo:background-color="#ffffff"/>
    </style:style>
    <style:style style:name="T8" style:family="text">
      <style:text-properties fo:color="#000000"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9" style:family="text">
      <style:text-properties fo:color="#d4d4d4"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0" style:family="text">
      <style:text-properties fo:color="#9cdcfe"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1" style:family="text">
      <style:text-properties fo:color="#ce9178"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2" style:family="text">
      <style:text-properties fo:color="#d7ba7d"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3" style:family="text">
      <style:text-properties fo:color="#569cd6"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4" style:family="text">
      <style:text-properties fo:color="#dcdcaa"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5" style:family="text">
      <style:text-properties fo:color="#b5cea8"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6" style:family="text">
      <style:text-properties fo:color="#c586c0"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7" style:family="text">
      <style:text-properties fo:color="#608b4e"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8" style:family="text">
      <style:text-properties fo:color="#4ec9b0" style:font-name="Droid Sans Mono" fo:font-size="10.5pt" fo:language="en" fo:country="IN" fo:font-style="normal" style:text-underline-style="none" fo:font-weight="normal" style:letter-kerning="true" style:font-size-asian="10.5pt" style:font-style-asian="normal" style:font-weight-asian="normal" fo:background-color="#000000"/>
    </style:style>
    <style:style style:name="T19" style:family="text">
      <style:text-properties fo:color="#808080" style:font-name="Droid Sans Mono" fo:font-size="10.5pt" fo:language="en" fo:country="IN" fo:font-style="normal" style:text-underline-style="none" fo:font-weight="normal" style:letter-kerning="true" style:font-size-asian="10.5pt" style:font-style-asian="normal" style:font-weight-asian="normal" fo:background-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While building Node Js applications, it’s common to have register,login,logout functionality for any kind of web applications.</text:span></text:p>
      <text:p text:style-name="P5"/>
      <text:p text:style-name="P7"><text:span text:style-name="T1">Passport Js is a module which allows us to build such applications using various methodologies.</text:span></text:p>
      <text:p text:style-name="P5"/>
      <text:p text:style-name="P7"><text:span text:style-name="T1">Simple Example on Passport JS</text:span></text:p>
      <text:p text:style-name="P5"/>
      <text:p text:style-name="P7"><text:span text:style-name="T2">Technologies used</text:span></text:p>
      <text:p text:style-name="P7"><text:span text:style-name="T3">===============</text:span></text:p>
      <text:p text:style-name="P7"><text:span text:style-name="T3">Express JS( Node JS Framework)</text:span></text:p>
      <text:p text:style-name="P7"><text:span text:style-name="T3">Handlebars( Template engine)</text:span></text:p>
      <text:p text:style-name="P7"><text:span text:style-name="T3">Bootstrap (CSS, JS Framework for responsive web development)</text:span></text:p>
      <text:p text:style-name="P6"/>
      <text:p text:style-name="P11"><text:span text:style-name="T2">Project Structure</text:span></text:p>
      <text:p text:style-name="P6"/>
      <text:p text:style-name="P7"><text:span text:style-name="T3">app.js</text:span></text:p>
      <text:p text:style-name="P7"><text:span text:style-name="T3">package.json</text:span></text:p>
      <text:p text:style-name="P7"><text:span text:style-name="T3">public</text:span></text:p>
      <text:p text:style-name="P7"><text:span text:style-name="T3"><text:tab/>|</text:span></text:p>
      <text:p text:style-name="P7"><text:span text:style-name="T3"><text:tab/>css</text:span></text:p>
      <text:p text:style-name="P7"><text:span text:style-name="T3"><text:tab/> <text:s text:c="3"/>|</text:span></text:p>
      <text:p text:style-name="P7"><text:span text:style-name="T3"><text:tab/> <text:s text:c="2"/>bootstrap.min.css</text:span></text:p>
      <text:p text:style-name="P7"><text:span text:style-name="T3"><text:tab/>js</text:span></text:p>
      <text:p text:style-name="P7"><text:span text:style-name="T3"><text:tab/> <text:s/>|</text:span></text:p>
      <text:p text:style-name="P7"><text:span text:style-name="T3"><text:tab/>jquery.min.js</text:span></text:p>
      <text:p text:style-name="P7"><text:span text:style-name="T3"><text:tab/>bootstrap.min.js</text:span></text:p>
      <text:p text:style-name="P7"><text:span text:style-name="T3"><text:tab/>fonts</text:span></text:p>
      <text:p text:style-name="P7"><text:span text:style-name="T3"><text:tab/> <text:s/>|</text:span></text:p>
      <text:p text:style-name="P7"><text:span text:style-name="T3"><text:tab/>(various font files of bootstrap framework)</text:span></text:p>
      <text:p text:style-name="P7"><text:span text:style-name="T3">routes</text:span></text:p>
      <text:p text:style-name="P7"><text:span text:style-name="T3"><text:tab/>|</text:span></text:p>
      <text:p text:style-name="P7"><text:span text:style-name="T3"><text:tab/>index.js</text:span></text:p>
      <text:p text:style-name="P7"><text:span text:style-name="T3">views</text:span></text:p>
      <text:p text:style-name="P7"><text:span text:style-name="T3"><text:tab/>|</text:span></text:p>
      <text:p text:style-name="P7"><text:span text:style-name="T3"><text:tab/>partials</text:span></text:p>
      <text:p text:style-name="P7"><text:span text:style-name="T3"><text:tab/><text:tab/>|</text:span></text:p>
      <text:p text:style-name="P7"><text:span text:style-name="T3"><text:tab/><text:tab/>header.hbs</text:span></text:p>
      <text:p text:style-name="P7"><text:span text:style-name="T3"><text:tab/><text:tab/>footer.hbs</text:span></text:p>
      <text:p text:style-name="P7"><text:span text:style-name="T3"><text:tab/>home.hbs</text:span></text:p>
      <text:p text:style-name="P7"><text:span text:style-name="T3"><text:tab/>login.hbs</text:span></text:p>
      <text:p text:style-name="P7"><text:span text:style-name="T3">node_modules(contains various dependencies used for the project)</text:span></text:p>
      <text:p text:style-name="P6"/>
      <text:p text:style-name="P6"/>
      <text:p text:style-name="P7"><text:span text:style-name="T4">package.json </text:span></text:p>
      <text:p text:style-name="P7"><text:span text:style-name="T6">=========</text:span></text:p>
      <text:p text:style-name="P7"><text:span text:style-name="T6">What is it?</text:span></text:p>
      <text:p text:style-name="P7"><text:span text:style-name="T6">( We will tell which module we need to use in this file, then we will run npm install in order to download all of them alongwith their dependencies)</text:span></text:p>
      <text:p text:style-name="P3"/>
      <text:p text:style-name="P3"/>
      <text:p text:style-name="P3"/>
      <text:p text:style-name="P3"/>
      <text:p text:style-name="P7"><text:soft-page-break/><text:span text:style-name="T6">{</text:span></text:p>
      <text:p text:style-name="P7"><text:span text:style-name="T6">"name": "hardcodedpassportlogin",</text:span></text:p>
      <text:p text:style-name="P7"><text:span text:style-name="T6">"version": "1.0.0",</text:span></text:p>
      <text:p text:style-name="P7"><text:span text:style-name="T6">"description": "",</text:span></text:p>
      <text:p text:style-name="P7"><text:span text:style-name="T6">"main": "index.js",</text:span></text:p>
      <text:p text:style-name="P7"><text:span text:style-name="T6">"scripts": {</text:span></text:p>
      <text:p text:style-name="P7"><text:span text:style-name="T6">"test": "echo \"Error: no test specified\" &amp;&amp; exit 1",</text:span></text:p>
      <text:p text:style-name="P7"><text:span text:style-name="T6">"start": "nodemon app.js"</text:span></text:p>
      <text:p text:style-name="P7"><text:span text:style-name="T6">},</text:span></text:p>
      <text:p text:style-name="P7"><text:span text:style-name="T6">"keywords": [],</text:span></text:p>
      <text:p text:style-name="P7"><text:span text:style-name="T6">"author": "",</text:span></text:p>
      <text:p text:style-name="P7"><text:span text:style-name="T6">"license": "ISC",</text:span></text:p>
      <text:p text:style-name="P7"><text:span text:style-name="T6">"dependencies": {</text:span></text:p>
      <text:p text:style-name="P7"><text:span text:style-name="T6">"express": "*",</text:span></text:p>
      <text:p text:style-name="P7"><text:span text:style-name="T6">"express-session": "*",</text:span></text:p>
      <text:p text:style-name="P7"><text:span text:style-name="T6">"body-parser": "*",</text:span></text:p>
      <text:p text:style-name="P7"><text:span text:style-name="T6">"passport": "*",</text:span></text:p>
      <text:p text:style-name="P7"><text:span text:style-name="T6">"passport-local": "*",</text:span></text:p>
      <text:p text:style-name="P7"><text:span text:style-name="T6">"hbs": "*"</text:span></text:p>
      <text:p text:style-name="P7"><text:span text:style-name="T6">},</text:span></text:p>
      <text:p text:style-name="P7"><text:span text:style-name="T6">"devDependencies": {</text:span></text:p>
      <text:p text:style-name="P7"><text:span text:style-name="T6">"nodemon": "*"</text:span></text:p>
      <text:p text:style-name="P7"><text:span text:style-name="T6">}</text:span></text:p>
      <text:p text:style-name="P7"><text:span text:style-name="T6">}</text:span></text:p>
      <text:p text:style-name="P8"/>
      <text:p text:style-name="P4"/>
      <text:p text:style-name="P7"><text:span text:style-name="T5">app.js</text:span></text:p>
      <text:p text:style-name="P1"/>
      <text:p text:style-name="P7"><text:span text:style-name="T7">What is it? </text:span></text:p>
      <text:p text:style-name="P7"><text:span text:style-name="T7">It’s the main gateway to our express JS application. Here we will set all the dependencies, all middlewares required for the application and error handling stuff etc.</text:span></text:p>
      <text:p text:style-name="P1"/>
      <text:p text:style-name="P7"><text:span text:style-name="T7">const express = require('express');</text:span></text:p>
      <text:p text:style-name="P7"><text:span text:style-name="T7">const session = require('express-session');</text:span></text:p>
      <text:p text:style-name="P7"><text:span text:style-name="T7">const bodyParser = require('body-parser');</text:span></text:p>
      <text:p text:style-name="P7"><text:span text:style-name="T7">const passport = require('passport');</text:span></text:p>
      <text:p text:style-name="P7"><text:span text:style-name="T7">const path = require('path');</text:span></text:p>
      <text:p text:style-name="P7"><text:span text:style-name="T7">const hbs = require('hbs');</text:span></text:p>
      <text:p text:style-name="P7"><text:span text:style-name="T7">const app = express();</text:span></text:p>
      <text:p text:style-name="P7"><text:span text:style-name="T7">const port = 8080;</text:span></text:p>
      <text:p text:style-name="P1"/>
      <text:p text:style-name="P7"><text:span text:style-name="T7">// body parser middleware (it is used for collecting form data in json format)</text:span></text:p>
      <text:p text:style-name="P7"><text:span text:style-name="T7">app.use(bodyParser.urlencoded({</text:span></text:p>
      <text:p text:style-name="P7"><text:span text:style-name="T7">extended: true</text:span></text:p>
      <text:p text:style-name="P7"><text:span text:style-name="T7">}));</text:span></text:p>
      <text:p text:style-name="P7"><text:span text:style-name="T7">app.use(bodyParser.json());</text:span></text:p>
      <text:p text:style-name="P1"/>
      <text:p text:style-name="P7"><text:span text:style-name="T7">// express-session middleware setup</text:span></text:p>
      <text:p text:style-name="P7"><text:span text:style-name="T7">app.use(session({</text:span></text:p>
      <text:p text:style-name="P7"><text:span text:style-name="T7">    secret: 'W$q4=25*8%v-}UV',</text:span></text:p>
      <text:p text:style-name="P7"><text:span text:style-name="T7">    resave: true,</text:span></text:p>
      <text:p text:style-name="P7"><text:span text:style-name="T7">    saveUninitialized: true</text:span></text:p>
      <text:p text:style-name="P7"><text:soft-page-break/><text:span text:style-name="T7">})); </text:span></text:p>
      <text:p text:style-name="P1"/>
      <text:p text:style-name="P7"><text:span text:style-name="T7">// passport middleware setup (It is mandatory to put after session middleware setup)</text:span></text:p>
      <text:p text:style-name="P7"><text:span text:style-name="T7">app.use(passport.initialize());</text:span></text:p>
      <text:p text:style-name="P7"><text:span text:style-name="T7">app.use(passport.session());</text:span></text:p>
      <text:p text:style-name="P1"/>
      <text:p text:style-name="P7"><text:span text:style-name="T7">// load static resources from public directory</text:span></text:p>
      <text:p text:style-name="P7"><text:span text:style-name="T7">app.use(express.static(path.join(__dirname, 'public')));</text:span></text:p>
      <text:p text:style-name="P1"/>
      <text:p text:style-name="P7"><text:span text:style-name="T7">// view engine setup</text:span></text:p>
      <text:p text:style-name="P7"><text:span text:style-name="T7">app.set('view engine', 'hbs');</text:span></text:p>
      <text:p text:style-name="P7"><text:span text:style-name="T7">app.set('views', path.join(__dirname, 'views'));</text:span></text:p>
      <text:p text:style-name="P1"/>
      <text:p text:style-name="P7"><text:span text:style-name="T7">// setup for registering of partials for handlebars template engine</text:span></text:p>
      <text:p text:style-name="P7"><text:span text:style-name="T7">hbs.registerPartials(__dirname + '/views/partials');</text:span></text:p>
      <text:p text:style-name="P7"><text:span text:style-name="T7">hbs.registerPartial('header', '{{header}}');</text:span></text:p>
      <text:p text:style-name="P7"><text:span text:style-name="T7">hbs.registerPartial('footer', '{{footer}}');</text:span></text:p>
      <text:p text:style-name="P1"/>
      <text:p text:style-name="P7"><text:span text:style-name="T7">require('./routes/index')(app, passport);</text:span></text:p>
      <text:p text:style-name="P1"/>
      <text:p text:style-name="P7"><text:span text:style-name="T7">app.listen(port);</text:span></text:p>
      <text:p text:style-name="P7"><text:span text:style-name="T7">console.log('The magic happens on port '+port);</text:span></text:p>
      <text:p text:style-name="P1"/>
      <text:p text:style-name="P1"/>
      <text:p text:style-name="P1"/>
      <text:p text:style-name="P11"><text:span text:style-name="T7">routes/index.js</text:span></text:p>
      <text:p text:style-name="P1"/>
      <text:p text:style-name="P7"><text:span text:style-name="T7">What is it ?</text:span></text:p>
      <text:p text:style-name="P7"><text:span text:style-name="T7">In this file, we are managing all the routes for our application. It is similar to keeping routes.php and Controller functionality in the same file( if you are aware about Codeigniter framework in php).</text:span></text:p>
      <text:p text:style-name="P1"/>
      <text:p text:style-name="P7"><text:span text:style-name="T7">module.exports = function(app, passport){</text:span></text:p>
      <text:p text:style-name="P7"><text:span text:style-name="T7">const LocalStrategy = require('passport-local').Strategy;</text:span></text:p>
      <text:p text:style-name="P1"/>
      <text:p text:style-name="P7"><text:span text:style-name="T7">app.get('/dashboard', isLoggedIn, function(req, res) {</text:span></text:p>
      <text:p text:style-name="P7"><text:span text:style-name="T7">    res.render('dashboard');</text:span></text:p>
      <text:p text:style-name="P7"><text:span text:style-name="T7">});</text:span></text:p>
      <text:p text:style-name="P7"><text:span text:style-name="T7">app.get('/login', function(req, res){</text:span></text:p>
      <text:p text:style-name="P7"><text:span text:style-name="T7">res.render('login');</text:span></text:p>
      <text:p text:style-name="P7"><text:span text:style-name="T7">});</text:span></text:p>
      <text:p text:style-name="P1"/>
      <text:p text:style-name="P7"><text:span text:style-name="T7">app.get('/logout', function(req, res){</text:span></text:p>
      <text:p text:style-name="P7"><text:span text:style-name="T7">// logout codes</text:span></text:p>
      <text:p text:style-name="P7"><text:span text:style-name="T7">req.logout();</text:span></text:p>
      <text:p text:style-name="P7"><text:span text:style-name="T7">res.redirect('/login');</text:span></text:p>
      <text:p text:style-name="P7"><text:span text:style-name="T7">});</text:span></text:p>
      <text:p text:style-name="P1"/>
      <text:p text:style-name="P7"><text:span text:style-name="T7">app.post('/login', passport.authenticate('local', {</text:span></text:p>
      <text:p text:style-name="P7"><text:span text:style-name="T7">     failureRedirect: '/login',</text:span></text:p>
      <text:p text:style-name="P7"><text:span text:style-name="T7">     successRedirect: '/dashboard'</text:span></text:p>
      <text:p text:style-name="P7"><text:span text:style-name="T7">}));</text:span></text:p>
      <text:p text:style-name="P1"/>
      <text:p text:style-name="P7"><text:soft-page-break/><text:span text:style-name="T7">passport.use(new LocalStrategy(</text:span></text:p>
      <text:p text:style-name="P7"><text:span text:style-name="T7">function(username, password, done){</text:span></text:p>
      <text:p text:style-name="P7"><text:span text:style-name="T7">if(username === 'admin' &amp;&amp; password === '1234'){</text:span></text:p>
      <text:p text:style-name="P7"><text:span text:style-name="T7">return done(null, {username: 'admin'});</text:span></text:p>
      <text:p text:style-name="P7"><text:span text:style-name="T7">}</text:span></text:p>
      <text:p text:style-name="P7"><text:span text:style-name="T7">else{</text:span></text:p>
      <text:p text:style-name="P7"><text:span text:style-name="T7">return done(null,false);</text:span></text:p>
      <text:p text:style-name="P7"><text:span text:style-name="T7">}</text:span></text:p>
      <text:p text:style-name="P7"><text:span text:style-name="T7">}</text:span></text:p>
      <text:p text:style-name="P7"><text:span text:style-name="T7">));</text:span></text:p>
      <text:p text:style-name="P1"/>
      <text:p text:style-name="P7"><text:span text:style-name="T7">passport.serializeUser(function(user, done) {</text:span></text:p>
      <text:p text:style-name="P7"><text:span text:style-name="T7">done(null, user.username);</text:span></text:p>
      <text:p text:style-name="P7"><text:span text:style-name="T7">});</text:span></text:p>
      <text:p text:style-name="P7"><text:span text:style-name="T7">passport.deserializeUser(function(username, done) {</text:span></text:p>
      <text:p text:style-name="P7"><text:span text:style-name="T7">done(null, {username: username});</text:span></text:p>
      <text:p text:style-name="P7"><text:span text:style-name="T7">});</text:span></text:p>
      <text:p text:style-name="P7"><text:span text:style-name="T7">// needed to protect dashboard route</text:span></text:p>
      <text:p text:style-name="P7"><text:span text:style-name="T7">function isLoggedIn(req ,res, next){</text:span></text:p>
      <text:p text:style-name="P7"><text:span text:style-name="T7">if(req.isAuthenticated()){</text:span></text:p>
      <text:p text:style-name="P7"><text:span text:style-name="T7">return next();</text:span></text:p>
      <text:p text:style-name="P7"><text:span text:style-name="T7">}else{</text:span></text:p>
      <text:p text:style-name="P7"><text:span text:style-name="T7">return res.redirect('/login');</text:span></text:p>
      <text:p text:style-name="P7"><text:span text:style-name="T7">}</text:span></text:p>
      <text:p text:style-name="P7"><text:span text:style-name="T7">};</text:span></text:p>
      <text:p text:style-name="P1"/>
      <text:p text:style-name="P7"><text:span text:style-name="T7">};</text:span></text:p>
      <text:p text:style-name="P1"/>
      <text:p text:style-name="P1"/>
      <text:p text:style-name="P11"><text:span text:style-name="T7">views/partials/header.hbs</text:span></text:p>
      <text:p text:style-name="P1"/>
      <text:p text:style-name="P7"><text:span text:style-name="T7">&lt;!DOCTYPE html&gt;</text:span></text:p>
      <text:p text:style-name="P7"><text:span text:style-name="T7">&lt;html lang="en"&gt;</text:span></text:p>
      <text:p text:style-name="P7"><text:span text:style-name="T7">&lt;head&gt;</text:span></text:p>
      <text:p text:style-name="P7"><text:span text:style-name="T7">&lt;meta charset="utf-8"&gt;</text:span></text:p>
      <text:p text:style-name="P7"><text:span text:style-name="T7">&lt;meta http-equiv="X-UA-Compatible" content="IE=edge"&gt;</text:span></text:p>
      <text:p text:style-name="P7"><text:span text:style-name="T7">&lt;meta name="viewport" content="width=device-width, initial-scale=1"&gt;</text:span></text:p>
      <text:p text:style-name="P7"><text:span text:style-name="T7">&lt;!-- The above 3 meta tags *must* come first in the head; any other head content must come *after* these tags --&gt;</text:span></text:p>
      <text:p text:style-name="P7"><text:span text:style-name="T7">&lt;meta name="description" content=""&gt;</text:span></text:p>
      <text:p text:style-name="P7"><text:span text:style-name="T7">&lt;meta name="author" content=""&gt;</text:span></text:p>
      <text:p text:style-name="P7"><text:span text:style-name="T7">&lt;link rel="icon" href="../../favicon.ico"&gt;</text:span></text:p>
      <text:p text:style-name="P1"/>
      <text:p text:style-name="P7"><text:span text:style-name="T7">&lt;title&gt;Signin Template for Bootstrap&lt;/title&gt;</text:span></text:p>
      <text:p text:style-name="P1"/>
      <text:p text:style-name="P7"><text:span text:style-name="T7">&lt;!-- Bootstrap core CSS --&gt;</text:span></text:p>
      <text:p text:style-name="P7"><text:span text:style-name="T7">&lt;link href="css/bootstrap.min.css" rel="stylesheet"&gt;</text:span></text:p>
      <text:p text:style-name="P1"/>
      <text:p text:style-name="P7"><text:span text:style-name="T7">&lt;!-- Custom styles for this template --&gt;</text:span></text:p>
      <text:p text:style-name="P7"><text:span text:style-name="T7">&lt;link href="css/signin.css" rel="stylesheet"&gt;</text:span></text:p>
      <text:p text:style-name="P1"/>
      <text:p text:style-name="P7"><text:span text:style-name="T7">&lt;!-- Just for debugging purposes. Don't actually copy these 2 lines! --&gt;</text:span></text:p>
      <text:p text:style-name="P7"><text:soft-page-break/><text:span text:style-name="T7">&lt;!--[if lt IE 9]&gt;&lt;script src="../../assets/js/ie8-responsive-file-warning.js"&gt;&lt;/script&gt;&lt;![endif]--&gt;</text:span></text:p>
      <text:p text:style-name="P7"><text:span text:style-name="T7">&lt;!-- HTML5 shim and Respond.js for IE8 support of HTML5 elements and media queries --&gt;</text:span></text:p>
      <text:p text:style-name="P7"><text:span text:style-name="T7">&lt;!--[if lt IE 9]&gt;</text:span></text:p>
      <text:p text:style-name="P7"><text:span text:style-name="T7">&lt;script src="</text:span><text:a xlink:type="simple" xlink:href="https://oss.maxcdn.com/html5shiv/3.7.3/html5shiv.min.js" text:style-name="ListLabel_20_1" text:visited-style-name="ListLabel_20_1"><text:span text:style-name="T7">https://oss.maxcdn.com/html5shiv/3.7.3/html5shiv.min.js</text:span></text:a><text:span text:style-name="T7">"&gt;&lt;/script&gt;</text:span></text:p>
      <text:p text:style-name="P7"><text:span text:style-name="T7">&lt;script src="</text:span><text:a xlink:type="simple" xlink:href="https://oss.maxcdn.com/respond/1.4.2/respond.min.js" text:style-name="ListLabel_20_1" text:visited-style-name="ListLabel_20_1"><text:span text:style-name="T7">https://oss.maxcdn.com/respond/1.4.2/respond.min.js</text:span></text:a><text:span text:style-name="T7">"&gt;&lt;/script&gt;</text:span></text:p>
      <text:p text:style-name="P7"><text:span text:style-name="T7">&lt;![endif]--&gt;</text:span></text:p>
      <text:p text:style-name="P7"><text:span text:style-name="T7">&lt;/head&gt;</text:span></text:p>
      <text:p text:style-name="P1"/>
      <text:p text:style-name="P7"><text:span text:style-name="T7">&lt;body&gt;</text:span></text:p>
      <text:p text:style-name="P1"/>
      <text:p text:style-name="P11"><text:span text:style-name="T7">views/partials/footer.hbs</text:span></text:p>
      <text:p text:style-name="P1"/>
      <text:p text:style-name="P7"><text:span text:style-name="T7">&lt;/body&gt;</text:span></text:p>
      <text:p text:style-name="P7"><text:span text:style-name="T7">&lt;/html&gt;</text:span></text:p>
      <text:p text:style-name="P1"/>
      <text:p text:style-name="P1"/>
      <text:p text:style-name="P12"><text:span text:style-name="T7">views/login.hbs</text:span></text:p>
      <text:p text:style-name="P1"/>
      <text:p text:style-name="P7"><text:span text:style-name="T7">{{&gt; header}}</text:span></text:p>
      <text:p text:style-name="P7"><text:span text:style-name="T7">&lt;div class="container"&gt;</text:span></text:p>
      <text:p text:style-name="P1"/>
      <text:p text:style-name="P7"><text:span text:style-name="T7">&lt;form class="form-signin" action="/login" method="post"&gt;</text:span></text:p>
      <text:p text:style-name="P7"><text:span text:style-name="T7">&lt;h2 class="form-signin-heading"&gt;Please sign in&lt;/h2&gt;</text:span></text:p>
      <text:p text:style-name="P7"><text:span text:style-name="T7">&lt;label for="inputUsername" class="sr-only"&gt;Email address&lt;/label&gt;</text:span></text:p>
      <text:p text:style-name="P7"><text:span text:style-name="T7">&lt;input type="text" id="inputUsername" name="username" class="form-control" placeholder="Username" required autofocus&gt;</text:span></text:p>
      <text:p text:style-name="P7"><text:span text:style-name="T7">&lt;label for="inputPassword" class="sr-only"&gt;Password&lt;/label&gt;</text:span></text:p>
      <text:p text:style-name="P7"><text:span text:style-name="T7">&lt;input type="password" id="inputPassword" name="password" class="form-control" placeholder="Password" required&gt;</text:span></text:p>
      <text:p text:style-name="P7"><text:span text:style-name="T7">&lt;div class="checkbox"&gt;</text:span></text:p>
      <text:p text:style-name="P7"><text:span text:style-name="T7">&lt;label&gt;</text:span></text:p>
      <text:p text:style-name="P7"><text:span text:style-name="T7">&lt;input type="checkbox" value="remember-me"&gt; Remember me</text:span></text:p>
      <text:p text:style-name="P7"><text:span text:style-name="T7">&lt;/label&gt;</text:span></text:p>
      <text:p text:style-name="P7"><text:span text:style-name="T7">&lt;/div&gt;</text:span></text:p>
      <text:p text:style-name="P7"><text:span text:style-name="T7">&lt;button class="btn btn-lg btn-primary btn-block" type="submit"&gt;Sign in&lt;/button&gt;</text:span></text:p>
      <text:p text:style-name="P7"><text:span text:style-name="T7">&lt;/form&gt;</text:span></text:p>
      <text:p text:style-name="P1"/>
      <text:p text:style-name="P7"><text:span text:style-name="T7">&lt;/div&gt; &lt;!-- /container --&gt;</text:span></text:p>
      <text:p text:style-name="P1"/>
      <text:p text:style-name="P7"><text:span text:style-name="T7">{{&gt; footer}}</text:span></text:p>
      <text:p text:style-name="P9"/>
      <text:p text:style-name="P12"><text:span text:style-name="T7">views/dashboard.hbs</text:span></text:p>
      <text:p text:style-name="P1"/>
      <text:p text:style-name="P7"><text:span text:style-name="T7">&lt;!DOCTYPE html&gt;</text:span></text:p>
      <text:p text:style-name="P7"><text:span text:style-name="T7">&lt;html lang="en"&gt;</text:span></text:p>
      <text:p text:style-name="P7"><text:span text:style-name="T7">&lt;head&gt;</text:span></text:p>
      <text:p text:style-name="P7"><text:span text:style-name="T7">&lt;meta charset="utf-8"&gt;</text:span></text:p>
      <text:p text:style-name="P7"><text:span text:style-name="T7">&lt;meta http-equiv="X-UA-Compatible" content="IE=edge"&gt;</text:span></text:p>
      <text:p text:style-name="P7"><text:span text:style-name="T7">&lt;meta name="viewport" content="width=device-width, initial-scale=1"&gt;</text:span></text:p>
      <text:p text:style-name="P7"><text:span text:style-name="T7">&lt;!-- The above 3 meta tags *must* come first in the head; any other head content must come *after* these tags --&gt;</text:span></text:p>
      <text:p text:style-name="P7"><text:span text:style-name="T7">&lt;meta name="description" content=""&gt;</text:span></text:p>
      <text:p text:style-name="P7"><text:soft-page-break/><text:span text:style-name="T7">&lt;meta name="author" content=""&gt;</text:span></text:p>
      <text:p text:style-name="P7"><text:span text:style-name="T7">&lt;link rel="icon" href="../../favicon.ico"&gt;</text:span></text:p>
      <text:p text:style-name="P1"/>
      <text:p text:style-name="P7"><text:span text:style-name="T7">&lt;title&gt;Dashboard Template for Bootstrap&lt;/title&gt;</text:span></text:p>
      <text:p text:style-name="P1"/>
      <text:p text:style-name="P7"><text:span text:style-name="T7">&lt;!-- Bootstrap core CSS --&gt;</text:span></text:p>
      <text:p text:style-name="P7"><text:span text:style-name="T7">&lt;link href="css/bootstrap.min.css" rel="stylesheet"&gt;</text:span></text:p>
      <text:p text:style-name="P1"/>
      <text:p text:style-name="P7"><text:span text:style-name="T7">&lt;!-- IE10 viewport hack for Surface/desktop Windows 8 bug --&gt;</text:span></text:p>
      <text:p text:style-name="P1"/>
      <text:p text:style-name="P7"><text:span text:style-name="T7">&lt;!-- Custom styles for this template --&gt;</text:span></text:p>
      <text:p text:style-name="P7"><text:span text:style-name="T7">&lt;link href="css/dashboard.css" rel="stylesheet"&gt;</text:span></text:p>
      <text:p text:style-name="P1"/>
      <text:p text:style-name="P7"><text:span text:style-name="T7">&lt;!-- Just for debugging purposes. Don't actually copy these 2 lines! --&gt;</text:span></text:p>
      <text:p text:style-name="P7"><text:span text:style-name="T7">&lt;!--[if lt IE 9]&gt;&lt;script src="../../assets/js/ie8-responsive-file-warning.js"&gt;&lt;/script&gt;&lt;![endif]--&gt;</text:span></text:p>
      <text:p text:style-name="P1"/>
      <text:p text:style-name="P7"><text:span text:style-name="T7">&lt;!-- HTML5 shim and Respond.js for IE8 support of HTML5 elements and media queries --&gt;</text:span></text:p>
      <text:p text:style-name="P7"><text:span text:style-name="T7">&lt;!--[if lt IE 9]&gt;</text:span></text:p>
      <text:p text:style-name="P7"><text:span text:style-name="T7">&lt;script src="</text:span><text:a xlink:type="simple" xlink:href="https://oss.maxcdn.com/html5shiv/3.7.3/html5shiv.min.js" text:style-name="ListLabel_20_1" text:visited-style-name="ListLabel_20_1"><text:span text:style-name="T7">https://oss.maxcdn.com/html5shiv/3.7.3/html5shiv.min.js</text:span></text:a><text:span text:style-name="T7">"&gt;&lt;/script&gt;</text:span></text:p>
      <text:p text:style-name="P7"><text:span text:style-name="T7">&lt;script src="</text:span><text:a xlink:type="simple" xlink:href="https://oss.maxcdn.com/respond/1.4.2/respond.min.js" text:style-name="ListLabel_20_1" text:visited-style-name="ListLabel_20_1"><text:span text:style-name="T7">https://oss.maxcdn.com/respond/1.4.2/respond.min.js</text:span></text:a><text:span text:style-name="T7">"&gt;&lt;/script&gt;</text:span></text:p>
      <text:p text:style-name="P7"><text:span text:style-name="T7">&lt;![endif]--&gt;</text:span></text:p>
      <text:p text:style-name="P7"><text:span text:style-name="T7">&lt;/head&gt;</text:span></text:p>
      <text:p text:style-name="P1"/>
      <text:p text:style-name="P7"><text:span text:style-name="T7">&lt;body&gt;</text:span></text:p>
      <text:p text:style-name="P7"><text:span text:style-name="T7">&lt;nav class="navbar navbar-inverse navbar-fixed-top"&gt;</text:span></text:p>
      <text:p text:style-name="P7"><text:span text:style-name="T7">&lt;div class="container-fluid"&gt;</text:span></text:p>
      <text:p text:style-name="P7"><text:span text:style-name="T7">&lt;div class="navbar-header"&gt;</text:span></text:p>
      <text:p text:style-name="P7"><text:span text:style-name="T7">&lt;button type="button" class="navbar-toggle collapsed" data-toggle="collapse" data-target="#navbar" aria-expanded="false" aria-controls="navbar"&gt;</text:span></text:p>
      <text:p text:style-name="P7"><text:span text:style-name="T7">&lt;span class="sr-only"&gt;Toggle navigation&lt;/span&gt;</text:span></text:p>
      <text:p text:style-name="P7"><text:span text:style-name="T7">&lt;span class="icon-bar"&gt;&lt;/span&gt;</text:span></text:p>
      <text:p text:style-name="P7"><text:span text:style-name="T7">&lt;span class="icon-bar"&gt;&lt;/span&gt;</text:span></text:p>
      <text:p text:style-name="P7"><text:span text:style-name="T7">&lt;span class="icon-bar"&gt;&lt;/span&gt;</text:span></text:p>
      <text:p text:style-name="P7"><text:span text:style-name="T7">&lt;/button&gt;</text:span></text:p>
      <text:p text:style-name="P7"><text:span text:style-name="T7">&lt;a class="navbar-brand" href="#"&gt;Project name&lt;/a&gt;</text:span></text:p>
      <text:p text:style-name="P7"><text:span text:style-name="T7">&lt;/div&gt;</text:span></text:p>
      <text:p text:style-name="P7"><text:span text:style-name="T7">&lt;div id="navbar" class="navbar-collapse collapse"&gt;</text:span></text:p>
      <text:p text:style-name="P7"><text:span text:style-name="T7">&lt;ul class="nav navbar-nav navbar-right"&gt;</text:span></text:p>
      <text:p text:style-name="P7"><text:span text:style-name="T7">&lt;li&gt;&lt;a href="/dashboard"&gt;Dashboard&lt;/a&gt;&lt;/li&gt;</text:span></text:p>
      <text:p text:style-name="P7"><text:span text:style-name="T7">&lt;li&gt;&lt;a href="/logout"&gt;Logout&lt;/a&gt;&lt;/li&gt;</text:span></text:p>
      <text:p text:style-name="P7"><text:span text:style-name="T7">&lt;/ul&gt;</text:span></text:p>
      <text:p text:style-name="P7"><text:span text:style-name="T7">&lt;form class="navbar-form navbar-right"&gt;</text:span></text:p>
      <text:p text:style-name="P7"><text:span text:style-name="T7">&lt;input type="text" class="form-control" placeholder="Search..."&gt;</text:span></text:p>
      <text:p text:style-name="P7"><text:span text:style-name="T7">&lt;/form&gt;</text:span></text:p>
      <text:p text:style-name="P7"><text:span text:style-name="T7">&lt;/div&gt;</text:span></text:p>
      <text:p text:style-name="P7"><text:span text:style-name="T7">&lt;/div&gt;</text:span></text:p>
      <text:p text:style-name="P7"><text:span text:style-name="T7">&lt;/nav&gt;</text:span></text:p>
      <text:p text:style-name="P1"/>
      <text:p text:style-name="P7"><text:span text:style-name="T7">&lt;div class="container-fluid"&gt;</text:span></text:p>
      <text:p text:style-name="P7"><text:span text:style-name="T7">&lt;div class="row"&gt;</text:span></text:p>
      <text:p text:style-name="P7"><text:span text:style-name="T7">&lt;div class="col-sm-3 col-md-2 sidebar"&gt;</text:span></text:p>
      <text:p text:style-name="P7"><text:span text:style-name="T7">&lt;ul class="nav nav-sidebar"&gt;</text:span></text:p>
      <text:p text:style-name="P7"><text:soft-page-break/><text:span text:style-name="T7">&lt;li class="active"&gt;&lt;a href="#"&gt;Overview &lt;span class="sr-only"&gt;(current)&lt;/span&gt;&lt;/a&gt;&lt;/li&gt;</text:span></text:p>
      <text:p text:style-name="P7"><text:span text:style-name="T7">&lt;li&gt;&lt;a href="#"&gt;Reports&lt;/a&gt;&lt;/li&gt;</text:span></text:p>
      <text:p text:style-name="P7"><text:span text:style-name="T7">&lt;li&gt;&lt;a href="#"&gt;Analytics&lt;/a&gt;&lt;/li&gt;</text:span></text:p>
      <text:p text:style-name="P7"><text:span text:style-name="T7">&lt;li&gt;&lt;a href="#"&gt;Export&lt;/a&gt;&lt;/li&gt;</text:span></text:p>
      <text:p text:style-name="P7"><text:span text:style-name="T7">&lt;/ul&gt;</text:span></text:p>
      <text:p text:style-name="P7"><text:span text:style-name="T7">&lt;ul class="nav nav-sidebar"&gt;</text:span></text:p>
      <text:p text:style-name="P7"><text:span text:style-name="T7">&lt;li&gt;&lt;a href=""&gt;Nav item&lt;/a&gt;&lt;/li&gt;</text:span></text:p>
      <text:p text:style-name="P7"><text:span text:style-name="T7">&lt;li&gt;&lt;a href=""&gt;Nav item again&lt;/a&gt;&lt;/li&gt;</text:span></text:p>
      <text:p text:style-name="P7"><text:span text:style-name="T7">&lt;li&gt;&lt;a href=""&gt;One more nav&lt;/a&gt;&lt;/li&gt;</text:span></text:p>
      <text:p text:style-name="P7"><text:span text:style-name="T7">&lt;li&gt;&lt;a href=""&gt;Another nav item&lt;/a&gt;&lt;/li&gt;</text:span></text:p>
      <text:p text:style-name="P7"><text:span text:style-name="T7">&lt;li&gt;&lt;a href=""&gt;More navigation&lt;/a&gt;&lt;/li&gt;</text:span></text:p>
      <text:p text:style-name="P7"><text:span text:style-name="T7">&lt;/ul&gt;</text:span></text:p>
      <text:p text:style-name="P7"><text:span text:style-name="T7">&lt;ul class="nav nav-sidebar"&gt;</text:span></text:p>
      <text:p text:style-name="P7"><text:span text:style-name="T7">&lt;li&gt;&lt;a href=""&gt;Nav item again&lt;/a&gt;&lt;/li&gt;</text:span></text:p>
      <text:p text:style-name="P7"><text:span text:style-name="T7">&lt;li&gt;&lt;a href=""&gt;One more nav&lt;/a&gt;&lt;/li&gt;</text:span></text:p>
      <text:p text:style-name="P7"><text:span text:style-name="T7">&lt;li&gt;&lt;a href=""&gt;Another nav item&lt;/a&gt;&lt;/li&gt;</text:span></text:p>
      <text:p text:style-name="P7"><text:span text:style-name="T7">&lt;/ul&gt;</text:span></text:p>
      <text:p text:style-name="P7"><text:span text:style-name="T7">&lt;/div&gt;</text:span></text:p>
      <text:p text:style-name="P7"><text:span text:style-name="T7">&lt;div class="col-sm-9 col-sm-offset-3 col-md-10 col-md-offset-2 main"&gt;</text:span></text:p>
      <text:p text:style-name="P7"><text:span text:style-name="T7">&lt;h1 class="page-header"&gt;Dashboard&lt;/h1&gt;</text:span></text:p>
      <text:p text:style-name="P7"><text:span text:style-name="T7">&lt;div class="row placeholders"&gt;</text:span></text:p>
      <text:p text:style-name="P7"><text:span text:style-name="T7">&lt;div class="col-xs-6 col-sm-3 placeholder"&gt;</text:span></text:p>
      <text:p text:style-name="P7"><text:span text:style-name="T7">&lt;img src="data:image/gif;base64,R0lGODlhAQABAIAAAHd3dwAAACH5BAAAAAAALAAAAAABAAEAAAICRAEAOw==" width="200" height="200" class="img-responsive" alt="Generic placeholder thumbnail"&gt;</text:span></text:p>
      <text:p text:style-name="P7"><text:span text:style-name="T7">&lt;h4&gt;Label&lt;/h4&gt;</text:span></text:p>
      <text:p text:style-name="P7"><text:span text:style-name="T7">&lt;span class="text-muted"&gt;Something else&lt;/span&gt;</text:span></text:p>
      <text:p text:style-name="P7"><text:span text:style-name="T7">&lt;/div&gt;</text:span></text:p>
      <text:p text:style-name="P7"><text:span text:style-name="T7">&lt;div class="col-xs-6 col-sm-3 placeholder"&gt;</text:span></text:p>
      <text:p text:style-name="P7"><text:span text:style-name="T7">&lt;img src="data:image/gif;base64,R0lGODlhAQABAIAAAHd3dwAAACH5BAAAAAAALAAAAAABAAEAAAICRAEAOw==" width="200" height="200" class="img-responsive" alt="Generic placeholder thumbnail"&gt;</text:span></text:p>
      <text:p text:style-name="P7"><text:span text:style-name="T7">&lt;h4&gt;Label&lt;/h4&gt;</text:span></text:p>
      <text:p text:style-name="P7"><text:span text:style-name="T7">&lt;span class="text-muted"&gt;Something else&lt;/span&gt;</text:span></text:p>
      <text:p text:style-name="P7"><text:span text:style-name="T7">&lt;/div&gt;</text:span></text:p>
      <text:p text:style-name="P7"><text:span text:style-name="T7">&lt;div class="col-xs-6 col-sm-3 placeholder"&gt;</text:span></text:p>
      <text:p text:style-name="P7"><text:span text:style-name="T7">&lt;img src="data:image/gif;base64,R0lGODlhAQABAIAAAHd3dwAAACH5BAAAAAAALAAAAAABAAEAAAICRAEAOw==" width="200" height="200" class="img-responsive" alt="Generic placeholder thumbnail"&gt;</text:span></text:p>
      <text:p text:style-name="P7"><text:span text:style-name="T7">&lt;h4&gt;Label&lt;/h4&gt;</text:span></text:p>
      <text:p text:style-name="P7"><text:span text:style-name="T7">&lt;span class="text-muted"&gt;Something else&lt;/span&gt;</text:span></text:p>
      <text:p text:style-name="P7"><text:span text:style-name="T7">&lt;/div&gt;</text:span></text:p>
      <text:p text:style-name="P7"><text:span text:style-name="T7">&lt;div class="col-xs-6 col-sm-3 placeholder"&gt;</text:span></text:p>
      <text:p text:style-name="P7"><text:span text:style-name="T7">&lt;img src="data:image/gif;base64,R0lGODlhAQABAIAAAHd3dwAAACH5BAAAAAAALAAAAAABAAEAAAICRAEAOw==" width="200" height="200" class="img-responsive" alt="Generic placeholder thumbnail"&gt;</text:span></text:p>
      <text:p text:style-name="P7"><text:span text:style-name="T7">&lt;h4&gt;Label&lt;/h4&gt;</text:span></text:p>
      <text:p text:style-name="P7"><text:span text:style-name="T7">&lt;span class="text-muted"&gt;Something else&lt;/span&gt;</text:span></text:p>
      <text:p text:style-name="P7"><text:soft-page-break/><text:span text:style-name="T7">&lt;/div&gt;</text:span></text:p>
      <text:p text:style-name="P7"><text:span text:style-name="T7">&lt;/div&gt;</text:span></text:p>
      <text:p text:style-name="P1"/>
      <text:p text:style-name="P7"><text:span text:style-name="T7">&lt;h2 class="sub-header"&gt;Section title&lt;/h2&gt;</text:span></text:p>
      <text:p text:style-name="P7"><text:span text:style-name="T7">&lt;div class="table-responsive"&gt;</text:span></text:p>
      <text:p text:style-name="P7"><text:span text:style-name="T7">&lt;table class="table table-striped"&gt;</text:span></text:p>
      <text:p text:style-name="P7"><text:span text:style-name="T7">&lt;thead&gt;</text:span></text:p>
      <text:p text:style-name="P7"><text:span text:style-name="T7">&lt;tr&gt;</text:span></text:p>
      <text:p text:style-name="P7"><text:span text:style-name="T7">&lt;th&gt;#&lt;/th&gt;</text:span></text:p>
      <text:p text:style-name="P7"><text:span text:style-name="T7">&lt;th&gt;Header&lt;/th&gt;</text:span></text:p>
      <text:p text:style-name="P7"><text:span text:style-name="T7">&lt;th&gt;Header&lt;/th&gt;</text:span></text:p>
      <text:p text:style-name="P7"><text:span text:style-name="T7">&lt;th&gt;Header&lt;/th&gt;</text:span></text:p>
      <text:p text:style-name="P7"><text:span text:style-name="T7">&lt;th&gt;Header&lt;/th&gt;</text:span></text:p>
      <text:p text:style-name="P7"><text:span text:style-name="T7">&lt;/tr&gt;</text:span></text:p>
      <text:p text:style-name="P7"><text:span text:style-name="T7">&lt;/thead&gt;</text:span></text:p>
      <text:p text:style-name="P7"><text:span text:style-name="T7">&lt;tbody&gt;</text:span></text:p>
      <text:p text:style-name="P7"><text:span text:style-name="T7">&lt;tr&gt;</text:span></text:p>
      <text:p text:style-name="P7"><text:span text:style-name="T7">&lt;td&gt;1,001&lt;/td&gt;</text:span></text:p>
      <text:p text:style-name="P7"><text:span text:style-name="T7">&lt;td&gt;Lorem&lt;/td&gt;</text:span></text:p>
      <text:p text:style-name="P7"><text:span text:style-name="T7">&lt;td&gt;ipsum&lt;/td&gt;</text:span></text:p>
      <text:p text:style-name="P7"><text:span text:style-name="T7">&lt;td&gt;dolor&lt;/td&gt;</text:span></text:p>
      <text:p text:style-name="P7"><text:span text:style-name="T7">&lt;td&gt;sit&lt;/td&gt;</text:span></text:p>
      <text:p text:style-name="P7"><text:span text:style-name="T7">&lt;/tr&gt;</text:span></text:p>
      <text:p text:style-name="P7"><text:span text:style-name="T7">&lt;tr&gt;</text:span></text:p>
      <text:p text:style-name="P7"><text:span text:style-name="T7">&lt;td&gt;1,002&lt;/td&gt;</text:span></text:p>
      <text:p text:style-name="P7"><text:span text:style-name="T7">&lt;td&gt;amet&lt;/td&gt;</text:span></text:p>
      <text:p text:style-name="P7"><text:span text:style-name="T7">&lt;td&gt;consectetur&lt;/td&gt;</text:span></text:p>
      <text:p text:style-name="P7"><text:span text:style-name="T7">&lt;td&gt;adipiscing&lt;/td&gt;</text:span></text:p>
      <text:p text:style-name="P7"><text:span text:style-name="T7">&lt;td&gt;elit&lt;/td&gt;</text:span></text:p>
      <text:p text:style-name="P7"><text:span text:style-name="T7">&lt;/tr&gt;</text:span></text:p>
      <text:p text:style-name="P7"><text:span text:style-name="T7">&lt;tr&gt;</text:span></text:p>
      <text:p text:style-name="P7"><text:span text:style-name="T7">&lt;td&gt;1,005&lt;/td&gt;</text:span></text:p>
      <text:p text:style-name="P7"><text:span text:style-name="T7">&lt;td&gt;Nulla&lt;/td&gt;</text:span></text:p>
      <text:p text:style-name="P7"><text:span text:style-name="T7">&lt;td&gt;quis&lt;/td&gt;</text:span></text:p>
      <text:p text:style-name="P7"><text:span text:style-name="T7">&lt;td&gt;sem&lt;/td&gt;</text:span></text:p>
      <text:p text:style-name="P7"><text:span text:style-name="T7">&lt;td&gt;at&lt;/td&gt;</text:span></text:p>
      <text:p text:style-name="P7"><text:span text:style-name="T7">&lt;/tr&gt;</text:span></text:p>
      <text:p text:style-name="P7"><text:span text:style-name="T7">&lt;/tbody&gt;</text:span></text:p>
      <text:p text:style-name="P7"><text:span text:style-name="T7">&lt;/table&gt;</text:span></text:p>
      <text:p text:style-name="P7"><text:span text:style-name="T7">&lt;/div&gt;</text:span></text:p>
      <text:p text:style-name="P7"><text:span text:style-name="T7">&lt;/div&gt;</text:span></text:p>
      <text:p text:style-name="P7"><text:span text:style-name="T7">&lt;/div&gt;</text:span></text:p>
      <text:p text:style-name="P7"><text:span text:style-name="T7">&lt;/div&gt;</text:span></text:p>
      <text:p text:style-name="P1"/>
      <text:p text:style-name="P7"><text:span text:style-name="T7">&lt;!-- Bootstrap core JavaScript</text:span></text:p>
      <text:p text:style-name="P7"><text:span text:style-name="T7">================================================== --&gt;</text:span></text:p>
      <text:p text:style-name="P7"><text:span text:style-name="T7">&lt;!-- Placed at the end of the document so the pages load faster --&gt;</text:span></text:p>
      <text:p text:style-name="P7"><text:span text:style-name="T7">&lt;script src="</text:span><text:a xlink:type="simple" xlink:href="https://ajax.googleapis.com/ajax/libs/jquery/1.12.4/jquery.min.js" text:style-name="ListLabel_20_1" text:visited-style-name="ListLabel_20_1"><text:span text:style-name="T7">https://ajax.googleapis.com/ajax/libs/jquery/1.12.4/jquery.min.js</text:span></text:a><text:span text:style-name="T7">"&gt;&lt;/script&gt;</text:span></text:p>
      <text:p text:style-name="P7"><text:span text:style-name="T7">&lt;script src="js/bootstrap.min.js"&gt;&lt;/script&gt;</text:span></text:p>
      <text:p text:style-name="P7"><text:span text:style-name="T7">&lt;!-- Just to make our placeholder images work. Don't actually copy the next line! --&gt;</text:span></text:p>
      <text:p text:style-name="P7"><text:span text:style-name="T7">&lt;/body&gt;</text:span></text:p>
      <text:p text:style-name="P7"><text:span text:style-name="T7">&lt;/html&gt;</text:span></text:p>
      <text:p text:style-name="P7"><text:soft-page-break/><text:span text:style-name="T7">Improving our previous application...</text:span></text:p>
      <text:p text:style-name="P1"/>
      <text:p text:style-name="P7"><text:span text:style-name="T7">Now if we give wrong username and/or password, we simply get redirected to the login page. We don’t see any message. Same for after successful login and logout.</text:span></text:p>
      <text:p text:style-name="P1"/>
      <text:p text:style-name="P7"><text:span text:style-name="T7">For doing this we will use connect flash module.</text:span></text:p>
      <text:p text:style-name="P1"/>
      <text:p text:style-name="P1"/>
      <text:p text:style-name="P7"><text:span text:style-name="T7">Another Example</text:span></text:p>
      <text:p text:style-name="P1"/>
      <text:p text:style-name="P7"><text:span text:style-name="T7">In this example, we will implement login functionality using mysql database, we won’t be encrypting password for simplicity.</text:span></text:p>
      <text:p text:style-name="P1"/>
      <text:p text:style-name="P11"><text:span text:style-name="T7">Project Structure</text:span></text:p>
      <text:p text:style-name="P1"/>
      <text:p text:style-name="P7"><text:span text:style-name="T7">app.js</text:span></text:p>
      <text:p text:style-name="P7"><text:span text:style-name="T7">config</text:span></text:p>
      <text:p text:style-name="P7"><text:span text:style-name="T7"><text:tab/>|</text:span></text:p>
      <text:p text:style-name="P7"><text:span text:style-name="T7"><text:tab/>db.js <text:s/>(It will contain database credentials for connecting to mysql database)</text:span></text:p>
      <text:p text:style-name="P7"><text:span text:style-name="T7">package.json</text:span></text:p>
      <text:p text:style-name="P7"><text:span text:style-name="T7">public</text:span></text:p>
      <text:p text:style-name="P7"><text:span text:style-name="T7"><text:tab/>|</text:span></text:p>
      <text:p text:style-name="P7"><text:span text:style-name="T7"><text:tab/>css</text:span></text:p>
      <text:p text:style-name="P7"><text:span text:style-name="T7"><text:tab/> <text:s text:c="3"/>|</text:span></text:p>
      <text:p text:style-name="P7"><text:span text:style-name="T7"><text:tab/> <text:s text:c="2"/>bootstrap.min.css</text:span></text:p>
      <text:p text:style-name="P7"><text:span text:style-name="T7"><text:tab/>js</text:span></text:p>
      <text:p text:style-name="P7"><text:span text:style-name="T7"><text:tab/> <text:s/>|</text:span></text:p>
      <text:p text:style-name="P7"><text:span text:style-name="T7"><text:tab/>jquery.min.js</text:span></text:p>
      <text:p text:style-name="P7"><text:span text:style-name="T7"><text:tab/>bootstrap.min.js</text:span></text:p>
      <text:p text:style-name="P7"><text:span text:style-name="T7"><text:tab/>fonts</text:span></text:p>
      <text:p text:style-name="P7"><text:span text:style-name="T7"><text:tab/> <text:s/>|</text:span></text:p>
      <text:p text:style-name="P7"><text:span text:style-name="T7"><text:tab/>(various font files of bootstrap framework)</text:span></text:p>
      <text:p text:style-name="P7"><text:span text:style-name="T7">routes</text:span></text:p>
      <text:p text:style-name="P7"><text:span text:style-name="T7"><text:tab/>|</text:span></text:p>
      <text:p text:style-name="P7"><text:span text:style-name="T7"><text:tab/>index.js</text:span></text:p>
      <text:p text:style-name="P7"><text:span text:style-name="T7">views</text:span></text:p>
      <text:p text:style-name="P7"><text:span text:style-name="T7"><text:tab/>|</text:span></text:p>
      <text:p text:style-name="P7"><text:span text:style-name="T7"><text:tab/>partials</text:span></text:p>
      <text:p text:style-name="P7"><text:span text:style-name="T7"><text:tab/><text:tab/>|</text:span></text:p>
      <text:p text:style-name="P7"><text:span text:style-name="T7"><text:tab/><text:tab/>header.hbs</text:span></text:p>
      <text:p text:style-name="P7"><text:span text:style-name="T7"><text:tab/><text:tab/>footer.hbs</text:span></text:p>
      <text:p text:style-name="P7"><text:span text:style-name="T7"><text:tab/>dashboard.hbs</text:span></text:p>
      <text:p text:style-name="P7"><text:span text:style-name="T7"><text:tab/>error.hbs ( This page will be shown whenever any 404 error occurs in the application)</text:span></text:p>
      <text:p text:style-name="P7"><text:span text:style-name="T7"><text:tab/>login.hbs</text:span></text:p>
      <text:p text:style-name="P7"><text:span text:style-name="T7">node_modules</text:span></text:p>
      <text:p text:style-name="P1"/>
      <text:p text:style-name="P1"/>
      <text:p text:style-name="P7"><text:span text:style-name="T7">At first, we need to create database called “passport_users” and a table called “users_tbl” in that database, having following structure and sample data</text:span></text:p>
      <text:p text:style-name="P1"/>
      <text:p text:style-name="P1"/>
      <text:p text:style-name="P1"/>
      <text:p text:style-name="P1"><text:soft-page-break/></text:p>
      <text:p text:style-name="P7"><text:span text:style-name="T7">package.json</text:span></text:p>
      <text:p text:style-name="P7"><text:span text:style-name="T9">{</text:span></text:p>
      <text:p text:style-name="P10"><text:span text:style-name="T10">"name"</text:span><text:span text:style-name="T9">: </text:span><text:span text:style-name="T11">"passport_db"</text:span><text:span text:style-name="T9">,</text:span></text:p>
      <text:p text:style-name="P10"><text:span text:style-name="T10">"version"</text:span><text:span text:style-name="T9">: </text:span><text:span text:style-name="T11">"1.0.0"</text:span><text:span text:style-name="T9">,</text:span></text:p>
      <text:p text:style-name="P10"><text:span text:style-name="T10">"description"</text:span><text:span text:style-name="T9">: </text:span><text:span text:style-name="T11">""</text:span><text:span text:style-name="T9">,</text:span></text:p>
      <text:p text:style-name="P10"><text:span text:style-name="T10">"main"</text:span><text:span text:style-name="T9">: </text:span><text:span text:style-name="T11">"index.js"</text:span><text:span text:style-name="T9">,</text:span></text:p>
      <text:p text:style-name="P10"><text:span text:style-name="T10">"scripts"</text:span><text:span text:style-name="T9">: {</text:span></text:p>
      <text:p text:style-name="P10"><text:span text:style-name="T10">"test"</text:span><text:span text:style-name="T9">: </text:span><text:span text:style-name="T11">"echo </text:span><text:span text:style-name="T12">\"</text:span><text:span text:style-name="T11">Error: no test specified</text:span><text:span text:style-name="T12">\"</text:span><text:span text:style-name="T11"> &amp;&amp; exit 1"</text:span><text:span text:style-name="T9">,</text:span></text:p>
      <text:p text:style-name="P10"><text:span text:style-name="T10">"start"</text:span><text:span text:style-name="T9">: </text:span><text:span text:style-name="T11">"nodemon app.js"</text:span></text:p>
      <text:p text:style-name="P10"><text:span text:style-name="T9">},</text:span></text:p>
      <text:p text:style-name="P10"><text:span text:style-name="T10">"keywords"</text:span><text:span text:style-name="T9">: [],</text:span></text:p>
      <text:p text:style-name="P10"><text:span text:style-name="T10">"author"</text:span><text:span text:style-name="T9">: </text:span><text:span text:style-name="T11">""</text:span><text:span text:style-name="T9">,</text:span></text:p>
      <text:p text:style-name="P10"><text:span text:style-name="T10">"license"</text:span><text:span text:style-name="T9">: </text:span><text:span text:style-name="T11">"ISC"</text:span><text:span text:style-name="T9">,</text:span></text:p>
      <text:p text:style-name="P10"><text:span text:style-name="T10">"devDependencies"</text:span><text:span text:style-name="T9">: {</text:span></text:p>
      <text:p text:style-name="P10"><text:span text:style-name="T10">"nodemon"</text:span><text:span text:style-name="T9">: </text:span><text:span text:style-name="T11">"^1.17.4"</text:span></text:p>
      <text:p text:style-name="P10"><text:span text:style-name="T9">},</text:span></text:p>
      <text:p text:style-name="P10"><text:span text:style-name="T10">"dependencies"</text:span><text:span text:style-name="T9">: {</text:span></text:p>
      <text:p text:style-name="P10"><text:span text:style-name="T10">"body-parser"</text:span><text:span text:style-name="T9">: </text:span><text:span text:style-name="T11">"^1.18.2"</text:span><text:span text:style-name="T9">,</text:span></text:p>
      <text:p text:style-name="P10"><text:span text:style-name="T10">"connect-flash"</text:span><text:span text:style-name="T9">: </text:span><text:span text:style-name="T11">"^0.1.1"</text:span><text:span text:style-name="T9">,</text:span></text:p>
      <text:p text:style-name="P10"><text:span text:style-name="T10">"cookie-parser"</text:span><text:span text:style-name="T9">: </text:span><text:span text:style-name="T11">"^1.4.3"</text:span><text:span text:style-name="T9">,</text:span></text:p>
      <text:p text:style-name="P10"><text:span text:style-name="T10">"express"</text:span><text:span text:style-name="T9">: </text:span><text:span text:style-name="T11">"^4.16.3"</text:span><text:span text:style-name="T9">,</text:span></text:p>
      <text:p text:style-name="P10"><text:span text:style-name="T10">"express-session"</text:span><text:span text:style-name="T9">: </text:span><text:span text:style-name="T11">"^1.15.6"</text:span><text:span text:style-name="T9">,</text:span></text:p>
      <text:p text:style-name="P10"><text:span text:style-name="T10">"hbs"</text:span><text:span text:style-name="T9">: </text:span><text:span text:style-name="T11">"^4.0.1"</text:span><text:span text:style-name="T9">,</text:span></text:p>
      <text:p text:style-name="P10"><text:span text:style-name="T10">"mysql"</text:span><text:span text:style-name="T9">: </text:span><text:span text:style-name="T11">"^2.15.0"</text:span><text:span text:style-name="T9">,</text:span></text:p>
      <text:p text:style-name="P10"><text:span text:style-name="T10">"passport"</text:span><text:span text:style-name="T9">: </text:span><text:span text:style-name="T11">"^0.4.0"</text:span><text:span text:style-name="T9">,</text:span></text:p>
      <text:p text:style-name="P10"><text:span text:style-name="T10">"passport-local"</text:span><text:span text:style-name="T9">: </text:span><text:span text:style-name="T11">"^1.0.0"</text:span></text:p>
      <text:p text:style-name="P10"><text:span text:style-name="T9">}</text:span></text:p>
      <text:p text:style-name="P10"><text:span text:style-name="T9">}</text:span></text:p>
      <text:p text:style-name="P9"/>
      <text:p text:style-name="P7"><text:span text:style-name="T7">app.js</text:span></text:p>
      <text:p text:style-name="P7"><text:span text:style-name="T13">const</text:span><text:span text:style-name="T9"> </text:span><text:span text:style-name="T10">express</text:span><text:span text:style-name="T9"> = </text:span><text:span text:style-name="T14">require</text:span><text:span text:style-name="T9">(</text:span><text:span text:style-name="T11">'express'</text:span><text:span text:style-name="T9">);</text:span></text:p>
      <text:p text:style-name="P10"><text:span text:style-name="T13">const</text:span><text:span text:style-name="T9"> </text:span><text:span text:style-name="T10">session</text:span><text:span text:style-name="T9"> = </text:span><text:span text:style-name="T14">require</text:span><text:span text:style-name="T9">(</text:span><text:span text:style-name="T11">'express-session'</text:span><text:span text:style-name="T9">);</text:span></text:p>
      <text:p text:style-name="P10"><text:span text:style-name="T13">const</text:span><text:span text:style-name="T9"> </text:span><text:span text:style-name="T10">path</text:span><text:span text:style-name="T9"> = </text:span><text:span text:style-name="T14">require</text:span><text:span text:style-name="T9">(</text:span><text:span text:style-name="T11">'path'</text:span><text:span text:style-name="T9">);</text:span></text:p>
      <text:p text:style-name="P10"><text:span text:style-name="T13">const</text:span><text:span text:style-name="T9"> </text:span><text:span text:style-name="T10">cookieParser</text:span><text:span text:style-name="T9"> = </text:span><text:span text:style-name="T14">require</text:span><text:span text:style-name="T9">(</text:span><text:span text:style-name="T11">'cookie-parser'</text:span><text:span text:style-name="T9">);</text:span></text:p>
      <text:p text:style-name="P10"><text:span text:style-name="T13">const</text:span><text:span text:style-name="T9"> </text:span><text:span text:style-name="T10">bodyParser</text:span><text:span text:style-name="T9"> = </text:span><text:span text:style-name="T14">require</text:span><text:span text:style-name="T9">(</text:span><text:span text:style-name="T11">'body-parser'</text:span><text:span text:style-name="T9">);</text:span></text:p>
      <text:p text:style-name="P10"><text:span text:style-name="T13">const</text:span><text:span text:style-name="T9"> </text:span><text:span text:style-name="T10">passport</text:span><text:span text:style-name="T9"> = </text:span><text:span text:style-name="T14">require</text:span><text:span text:style-name="T9">(</text:span><text:span text:style-name="T11">'passport'</text:span><text:span text:style-name="T9">);</text:span></text:p>
      <text:p text:style-name="P10"><text:span text:style-name="T13">const</text:span><text:span text:style-name="T9"> </text:span><text:span text:style-name="T10">hbs</text:span><text:span text:style-name="T9"> = </text:span><text:span text:style-name="T14">require</text:span><text:span text:style-name="T9">(</text:span><text:span text:style-name="T11">'hbs'</text:span><text:span text:style-name="T9">);</text:span></text:p>
      <text:p text:style-name="P10"><text:span text:style-name="T13">const</text:span><text:span text:style-name="T9"> </text:span><text:span text:style-name="T10">flash</text:span><text:span text:style-name="T9"> = </text:span><text:span text:style-name="T14">require</text:span><text:span text:style-name="T9">(</text:span><text:span text:style-name="T11">'connect-flash'</text:span><text:span text:style-name="T9">);</text:span></text:p>
      <text:p text:style-name="P2"/>
      <text:p text:style-name="P10"><text:span text:style-name="T13">const</text:span><text:span text:style-name="T9"> </text:span><text:span text:style-name="T10">app</text:span><text:span text:style-name="T9"> = </text:span><text:span text:style-name="T14">express</text:span><text:span text:style-name="T9">();</text:span></text:p>
      <text:p text:style-name="P2"/>
      <text:p text:style-name="P10"><text:span text:style-name="T13">const</text:span><text:span text:style-name="T9"> </text:span><text:span text:style-name="T10">port</text:span><text:span text:style-name="T9"> = </text:span><text:span text:style-name="T15">8080</text:span><text:span text:style-name="T9">;</text:span></text:p>
      <text:p text:style-name="P2"/>
      <text:p text:style-name="P10"><text:span text:style-name="T13">const</text:span><text:span text:style-name="T9"> </text:span><text:span text:style-name="T10">mysql</text:span><text:span text:style-name="T9"> = </text:span><text:span text:style-name="T14">require</text:span><text:span text:style-name="T9">(</text:span><text:span text:style-name="T11">'mysql'</text:span><text:span text:style-name="T9">);</text:span></text:p>
      <text:p text:style-name="P10"><text:span text:style-name="T13">const</text:span><text:span text:style-name="T9"> </text:span><text:span text:style-name="T10">dbConfig</text:span><text:span text:style-name="T9"> = </text:span><text:span text:style-name="T14">require</text:span><text:span text:style-name="T9">(</text:span><text:span text:style-name="T11">'./config/db'</text:span><text:span text:style-name="T9">);</text:span></text:p>
      <text:p text:style-name="P10"><text:span text:style-name="T13">const</text:span><text:span text:style-name="T9"> </text:span><text:span text:style-name="T10">selectedEnvironment</text:span><text:span text:style-name="T9"> = </text:span><text:span text:style-name="T10">dbConfig</text:span><text:span text:style-name="T9">.</text:span><text:span text:style-name="T10">development</text:span><text:span text:style-name="T9">;</text:span></text:p>
      <text:p text:style-name="P2"/>
      <text:p text:style-name="P10"><text:span text:style-name="T13">const</text:span><text:span text:style-name="T9"> </text:span><text:span text:style-name="T10">dbConnection</text:span><text:span text:style-name="T9"> = </text:span><text:span text:style-name="T10">mysql</text:span><text:span text:style-name="T9">.</text:span><text:span text:style-name="T14">createConnection</text:span><text:span text:style-name="T9">({</text:span></text:p>
      <text:p text:style-name="P10"><text:span text:style-name="T10">host:</text:span><text:span text:style-name="T9"> </text:span><text:span text:style-name="T10">selectedEnvironment</text:span><text:span text:style-name="T9">.</text:span><text:span text:style-name="T10">host</text:span><text:span text:style-name="T9">,</text:span></text:p>
      <text:p text:style-name="P10"><text:span text:style-name="T10">user:</text:span><text:span text:style-name="T9"> </text:span><text:span text:style-name="T10">selectedEnvironment</text:span><text:span text:style-name="T9">.</text:span><text:span text:style-name="T10">username</text:span><text:span text:style-name="T9">,</text:span></text:p>
      <text:p text:style-name="P10"><text:soft-page-break/><text:span text:style-name="T10">password:</text:span><text:span text:style-name="T9"> </text:span><text:span text:style-name="T10">selectedEnvironment</text:span><text:span text:style-name="T9">.</text:span><text:span text:style-name="T10">password</text:span></text:p>
      <text:p text:style-name="P10"><text:span text:style-name="T9">});</text:span></text:p>
      <text:p text:style-name="P2"/>
      <text:p text:style-name="P10"><text:span text:style-name="T10">dbConnection</text:span><text:span text:style-name="T9">.</text:span><text:span text:style-name="T14">query</text:span><text:span text:style-name="T9">(</text:span><text:span text:style-name="T11">'USE '</text:span><text:span text:style-name="T9">+</text:span><text:span text:style-name="T10">selectedEnvironment</text:span><text:span text:style-name="T9">.</text:span><text:span text:style-name="T10">database</text:span><text:span text:style-name="T9">);</text:span></text:p>
      <text:p text:style-name="P2"/>
      <text:p text:style-name="P10"><text:span text:style-name="T10">app</text:span><text:span text:style-name="T9">.</text:span><text:span text:style-name="T14">use</text:span><text:span text:style-name="T9">(</text:span><text:span text:style-name="T14">cookieParser</text:span><text:span text:style-name="T9">());</text:span></text:p>
      <text:p text:style-name="P2"/>
      <text:p text:style-name="P10"><text:span text:style-name="T10">app</text:span><text:span text:style-name="T9">.</text:span><text:span text:style-name="T14">use</text:span><text:span text:style-name="T9">(</text:span><text:span text:style-name="T10">bodyParser</text:span><text:span text:style-name="T9">.</text:span><text:span text:style-name="T14">urlencoded</text:span><text:span text:style-name="T9">({</text:span></text:p>
      <text:p text:style-name="P10"><text:span text:style-name="T10">extended:</text:span><text:span text:style-name="T9"> </text:span><text:span text:style-name="T13">true</text:span></text:p>
      <text:p text:style-name="P10"><text:span text:style-name="T9">}));</text:span></text:p>
      <text:p text:style-name="P2"/>
      <text:p text:style-name="P10"><text:span text:style-name="T10">app</text:span><text:span text:style-name="T9">.</text:span><text:span text:style-name="T14">use</text:span><text:span text:style-name="T9">(</text:span><text:span text:style-name="T10">bodyParser</text:span><text:span text:style-name="T9">.</text:span><text:span text:style-name="T14">json</text:span><text:span text:style-name="T9">());</text:span></text:p>
      <text:p text:style-name="P2"/>
      <text:p text:style-name="P10"><text:span text:style-name="T10">app</text:span><text:span text:style-name="T9">.</text:span><text:span text:style-name="T14">use</text:span><text:span text:style-name="T9">(</text:span><text:span text:style-name="T14">session</text:span><text:span text:style-name="T9">({</text:span></text:p>
      <text:p text:style-name="P10"><text:span text:style-name="T10">secret:</text:span><text:span text:style-name="T9"> </text:span><text:span text:style-name="T11">'W$q4=25*8%v-}UV'</text:span><text:span text:style-name="T9">,</text:span></text:p>
      <text:p text:style-name="P10"><text:span text:style-name="T10">resave:</text:span><text:span text:style-name="T9"> </text:span><text:span text:style-name="T13">true</text:span><text:span text:style-name="T9">,</text:span></text:p>
      <text:p text:style-name="P10"><text:span text:style-name="T10">saveUninitialized:</text:span><text:span text:style-name="T9"> </text:span><text:span text:style-name="T13">true</text:span></text:p>
      <text:p text:style-name="P10"><text:span text:style-name="T9">}));</text:span></text:p>
      <text:p text:style-name="P2"/>
      <text:p text:style-name="P10"><text:span text:style-name="T10">app</text:span><text:span text:style-name="T9">.</text:span><text:span text:style-name="T14">use</text:span><text:span text:style-name="T9">(</text:span><text:span text:style-name="T10">passport</text:span><text:span text:style-name="T9">.</text:span><text:span text:style-name="T14">initialize</text:span><text:span text:style-name="T9">());</text:span></text:p>
      <text:p text:style-name="P10"><text:span text:style-name="T10">app</text:span><text:span text:style-name="T9">.</text:span><text:span text:style-name="T14">use</text:span><text:span text:style-name="T9">(</text:span><text:span text:style-name="T10">passport</text:span><text:span text:style-name="T9">.</text:span><text:span text:style-name="T14">session</text:span><text:span text:style-name="T9">());</text:span></text:p>
      <text:p text:style-name="P10"><text:span text:style-name="T10">app</text:span><text:span text:style-name="T9">.</text:span><text:span text:style-name="T14">use</text:span><text:span text:style-name="T9">(</text:span><text:span text:style-name="T14">flash</text:span><text:span text:style-name="T9">());</text:span></text:p>
      <text:p text:style-name="P2"/>
      <text:p text:style-name="P10"><text:span text:style-name="T10">app</text:span><text:span text:style-name="T9">.</text:span><text:span text:style-name="T14">use</text:span><text:span text:style-name="T9">(</text:span><text:span text:style-name="T10">express</text:span><text:span text:style-name="T9">.</text:span><text:span text:style-name="T14">static</text:span><text:span text:style-name="T9">(</text:span><text:span text:style-name="T10">path</text:span><text:span text:style-name="T9">.</text:span><text:span text:style-name="T14">join</text:span><text:span text:style-name="T9">(</text:span><text:span text:style-name="T10">__dirname</text:span><text:span text:style-name="T9">,</text:span><text:span text:style-name="T11">'public'</text:span><text:span text:style-name="T9">)));</text:span></text:p>
      <text:p text:style-name="P10"><text:span text:style-name="T10">app</text:span><text:span text:style-name="T9">.</text:span><text:span text:style-name="T14">set</text:span><text:span text:style-name="T9">(</text:span><text:span text:style-name="T11">'view engine'</text:span><text:span text:style-name="T9">, </text:span><text:span text:style-name="T11">'hbs'</text:span><text:span text:style-name="T9">);</text:span></text:p>
      <text:p text:style-name="P10"><text:span text:style-name="T10">app</text:span><text:span text:style-name="T9">.</text:span><text:span text:style-name="T14">set</text:span><text:span text:style-name="T9">(</text:span><text:span text:style-name="T11">'views'</text:span><text:span text:style-name="T9">, </text:span><text:span text:style-name="T10">path</text:span><text:span text:style-name="T9">.</text:span><text:span text:style-name="T14">join</text:span><text:span text:style-name="T9">(</text:span><text:span text:style-name="T10">__dirname</text:span><text:span text:style-name="T9">,</text:span><text:span text:style-name="T11">'views'</text:span><text:span text:style-name="T9">));</text:span></text:p>
      <text:p text:style-name="P2"/>
      <text:p text:style-name="P10"><text:span text:style-name="T10">hbs</text:span><text:span text:style-name="T9">.</text:span><text:span text:style-name="T14">registerPartials</text:span><text:span text:style-name="T9">(</text:span><text:span text:style-name="T10">__dirname</text:span><text:span text:style-name="T9"> + </text:span><text:span text:style-name="T11">'/views/partials'</text:span><text:span text:style-name="T9">);</text:span></text:p>
      <text:p text:style-name="P10"><text:span text:style-name="T10">hbs</text:span><text:span text:style-name="T9">.</text:span><text:span text:style-name="T14">registerPartial</text:span><text:span text:style-name="T9">(</text:span><text:span text:style-name="T11">'header'</text:span><text:span text:style-name="T9">, </text:span><text:span text:style-name="T11">'{{header}}'</text:span><text:span text:style-name="T9">);</text:span></text:p>
      <text:p text:style-name="P10"><text:span text:style-name="T10">hbs</text:span><text:span text:style-name="T9">.</text:span><text:span text:style-name="T14">registerPartial</text:span><text:span text:style-name="T9">(</text:span><text:span text:style-name="T11">'footer'</text:span><text:span text:style-name="T9">, </text:span><text:span text:style-name="T11">'{{footer}}'</text:span><text:span text:style-name="T9">);</text:span></text:p>
      <text:p text:style-name="P2"/>
      <text:p text:style-name="P10"><text:span text:style-name="T14">require</text:span><text:span text:style-name="T9">(</text:span><text:span text:style-name="T11">'./routes/index'</text:span><text:span text:style-name="T9">)(</text:span><text:span text:style-name="T10">app</text:span><text:span text:style-name="T9">, </text:span><text:span text:style-name="T10">passport</text:span><text:span text:style-name="T9">, </text:span><text:span text:style-name="T10">dbConnection</text:span><text:span text:style-name="T9">);</text:span></text:p>
      <text:p text:style-name="P2"/>
      <text:p text:style-name="P10"><text:span text:style-name="T10">app</text:span><text:span text:style-name="T9">.</text:span><text:span text:style-name="T14">use</text:span><text:span text:style-name="T9">((</text:span><text:span text:style-name="T10">req</text:span><text:span text:style-name="T9">, </text:span><text:span text:style-name="T10">res</text:span><text:span text:style-name="T9">, </text:span><text:span text:style-name="T10">next</text:span><text:span text:style-name="T9">) </text:span><text:span text:style-name="T13">=&gt;</text:span><text:span text:style-name="T9"> {</text:span></text:p>
      <text:p text:style-name="P10"><text:span text:style-name="T16">if</text:span><text:span text:style-name="T9">(</text:span><text:span text:style-name="T10">req</text:span><text:span text:style-name="T9">.</text:span><text:span text:style-name="T14">isAuthenticated</text:span><text:span text:style-name="T9">()){</text:span></text:p>
      <text:p text:style-name="P10"><text:span text:style-name="T10">req</text:span><text:span text:style-name="T9">.</text:span><text:span text:style-name="T10">locals</text:span><text:span text:style-name="T9">.</text:span><text:span text:style-name="T10">user</text:span><text:span text:style-name="T9"> = </text:span><text:span text:style-name="T10">req</text:span><text:span text:style-name="T9">.</text:span><text:span text:style-name="T10">user</text:span><text:span text:style-name="T9">.</text:span><text:span text:style-name="T10">id</text:span><text:span text:style-name="T9">;</text:span></text:p>
      <text:p text:style-name="P10"><text:span text:style-name="T16">return</text:span><text:span text:style-name="T9"> </text:span><text:span text:style-name="T14">next</text:span><text:span text:style-name="T9">();</text:span></text:p>
      <text:p text:style-name="P10"><text:span text:style-name="T9">}</text:span></text:p>
      <text:p text:style-name="P10"><text:span text:style-name="T16">else</text:span><text:span text:style-name="T9">{</text:span></text:p>
      <text:p text:style-name="P10"><text:span text:style-name="T10">res</text:span><text:span text:style-name="T9">.</text:span><text:span text:style-name="T14">redirect</text:span><text:span text:style-name="T9">(</text:span><text:span text:style-name="T11">'/login'</text:span><text:span text:style-name="T9">);</text:span></text:p>
      <text:p text:style-name="P10"><text:span text:style-name="T9">}</text:span></text:p>
      <text:p text:style-name="P10"><text:span text:style-name="T9">});</text:span></text:p>
      <text:p text:style-name="P13"/>
      <text:p text:style-name="P10"><text:span text:style-name="T17">// cat 404 and forward to error handler</text:span></text:p>
      <text:p text:style-name="P10"><text:span text:style-name="T10">app</text:span><text:span text:style-name="T9">.</text:span><text:span text:style-name="T14">use</text:span><text:span text:style-name="T9">((</text:span><text:span text:style-name="T10">req</text:span><text:span text:style-name="T9">, </text:span><text:span text:style-name="T10">res</text:span><text:span text:style-name="T9">, </text:span><text:span text:style-name="T10">next</text:span><text:span text:style-name="T9">) </text:span><text:span text:style-name="T13">=&gt;</text:span><text:span text:style-name="T9"> {</text:span></text:p>
      <text:p text:style-name="P10"><text:span text:style-name="T13">const</text:span><text:span text:style-name="T9"> </text:span><text:span text:style-name="T10">err</text:span><text:span text:style-name="T9"> = </text:span><text:span text:style-name="T13">new</text:span><text:span text:style-name="T9"> </text:span><text:span text:style-name="T18">Error</text:span><text:span text:style-name="T9">(</text:span><text:span text:style-name="T11">'Not Found'</text:span><text:span text:style-name="T9">);</text:span></text:p>
      <text:p text:style-name="P10"><text:span text:style-name="T10">err</text:span><text:span text:style-name="T9">.</text:span><text:span text:style-name="T10">status</text:span><text:span text:style-name="T9"> = </text:span><text:span text:style-name="T15">404</text:span><text:span text:style-name="T9">;</text:span></text:p>
      <text:p text:style-name="P10"><text:span text:style-name="T14">next</text:span><text:span text:style-name="T9">(</text:span><text:span text:style-name="T10">err</text:span><text:span text:style-name="T9">);</text:span></text:p>
      <text:p text:style-name="P10"><text:span text:style-name="T9">});</text:span></text:p>
      <text:p text:style-name="P2"/>
      <text:p text:style-name="P10"><text:soft-page-break/><text:span text:style-name="T17">// error handler</text:span></text:p>
      <text:p text:style-name="P10"><text:span text:style-name="T10">app</text:span><text:span text:style-name="T9">.</text:span><text:span text:style-name="T14">use</text:span><text:span text:style-name="T9">((</text:span><text:span text:style-name="T10">err</text:span><text:span text:style-name="T9">, </text:span><text:span text:style-name="T10">req</text:span><text:span text:style-name="T9">, </text:span><text:span text:style-name="T10">res</text:span><text:span text:style-name="T9">, </text:span><text:span text:style-name="T10">next</text:span><text:span text:style-name="T9">) </text:span><text:span text:style-name="T13">=&gt;</text:span><text:span text:style-name="T9"> {</text:span></text:p>
      <text:p text:style-name="P10"><text:span text:style-name="T10">res</text:span><text:span text:style-name="T9">.</text:span><text:span text:style-name="T10">locals</text:span><text:span text:style-name="T9">.</text:span><text:span text:style-name="T10">message</text:span><text:span text:style-name="T9"> = </text:span><text:span text:style-name="T10">err</text:span><text:span text:style-name="T9">.</text:span><text:span text:style-name="T10">message</text:span><text:span text:style-name="T9">;</text:span></text:p>
      <text:p text:style-name="P10"><text:span text:style-name="T10">res</text:span><text:span text:style-name="T9">.</text:span><text:span text:style-name="T10">locals</text:span><text:span text:style-name="T9">.</text:span><text:span text:style-name="T10">error</text:span><text:span text:style-name="T9"> = </text:span><text:span text:style-name="T10">req</text:span><text:span text:style-name="T9">.</text:span><text:span text:style-name="T10">app</text:span><text:span text:style-name="T9">.</text:span><text:span text:style-name="T14">get</text:span><text:span text:style-name="T9">(</text:span><text:span text:style-name="T11">'env'</text:span><text:span text:style-name="T9">) === </text:span><text:span text:style-name="T11">'development'</text:span><text:span text:style-name="T9"> ? </text:span><text:span text:style-name="T10">err</text:span><text:span text:style-name="T9"> : {};</text:span></text:p>
      <text:p text:style-name="P2"/>
      <text:p text:style-name="P10"><text:span text:style-name="T10">res</text:span><text:span text:style-name="T9">.</text:span><text:span text:style-name="T14">status</text:span><text:span text:style-name="T9">(</text:span><text:span text:style-name="T10">err</text:span><text:span text:style-name="T9">.</text:span><text:span text:style-name="T10">status</text:span><text:span text:style-name="T9"> || </text:span><text:span text:style-name="T15">500</text:span><text:span text:style-name="T9">);</text:span></text:p>
      <text:p text:style-name="P10"><text:span text:style-name="T10">res</text:span><text:span text:style-name="T9">.</text:span><text:span text:style-name="T14">render</text:span><text:span text:style-name="T9">(</text:span><text:span text:style-name="T11">'error'</text:span><text:span text:style-name="T9">);</text:span></text:p>
      <text:p text:style-name="P10"><text:span text:style-name="T9">});</text:span></text:p>
      <text:p text:style-name="P2"/>
      <text:p text:style-name="P10"><text:span text:style-name="T10">app</text:span><text:span text:style-name="T9">.</text:span><text:span text:style-name="T14">listen</text:span><text:span text:style-name="T9">(</text:span><text:span text:style-name="T10">port</text:span><text:span text:style-name="T9">, () </text:span><text:span text:style-name="T13">=&gt;</text:span><text:span text:style-name="T9"> {</text:span></text:p>
      <text:p text:style-name="P10"><text:span text:style-name="T18">console</text:span><text:span text:style-name="T9">.</text:span><text:span text:style-name="T14">log</text:span><text:span text:style-name="T9">(</text:span><text:span text:style-name="T11">'Magic happens in port 8080'</text:span><text:span text:style-name="T9">);</text:span></text:p>
      <text:p text:style-name="P10"><text:span text:style-name="T9">});</text:span></text:p>
      <text:p text:style-name="P2"/>
      <text:p text:style-name="P10"><text:span text:style-name="T18">module</text:span><text:span text:style-name="T9">.</text:span><text:span text:style-name="T18">exports</text:span><text:span text:style-name="T9"> = </text:span><text:span text:style-name="T10">app</text:span><text:span text:style-name="T9">;</text:span></text:p>
      <text:p text:style-name="P1"/>
      <text:p text:style-name="P1"/>
      <text:p text:style-name="P7"><text:span text:style-name="T7">config/db.js</text:span></text:p>
      <text:p text:style-name="P7"><text:span text:style-name="T18">module</text:span><text:span text:style-name="T9">.</text:span><text:span text:style-name="T18">exports</text:span><text:span text:style-name="T9"> = {</text:span></text:p>
      <text:p text:style-name="P10"><text:span text:style-name="T10">development:</text:span><text:span text:style-name="T9"> {</text:span></text:p>
      <text:p text:style-name="P10"><text:span text:style-name="T10">username:</text:span><text:span text:style-name="T9"> </text:span><text:span text:style-name="T11">"root"</text:span><text:span text:style-name="T9">,</text:span></text:p>
      <text:p text:style-name="P10"><text:span text:style-name="T10">password:</text:span><text:span text:style-name="T9"> </text:span><text:span text:style-name="T11">""</text:span><text:span text:style-name="T9">,</text:span></text:p>
      <text:p text:style-name="P10"><text:span text:style-name="T10">database:</text:span><text:span text:style-name="T9"> </text:span><text:span text:style-name="T11">"passport_users"</text:span><text:span text:style-name="T9">,</text:span></text:p>
      <text:p text:style-name="P10"><text:span text:style-name="T10">host:</text:span><text:span text:style-name="T9"> </text:span><text:span text:style-name="T11">"localhost"</text:span><text:span text:style-name="T9">,</text:span></text:p>
      <text:p text:style-name="P10"><text:span text:style-name="T10">dialect:</text:span><text:span text:style-name="T9"> </text:span><text:span text:style-name="T11">"mysql"</text:span><text:span text:style-name="T9">,</text:span></text:p>
      <text:p text:style-name="P10"><text:span text:style-name="T10">logging:</text:span><text:span text:style-name="T9"> </text:span><text:span text:style-name="T13">false</text:span></text:p>
      <text:p text:style-name="P10"><text:span text:style-name="T9">},</text:span></text:p>
      <text:p text:style-name="P10"><text:span text:style-name="T10">production:</text:span><text:span text:style-name="T9"> {</text:span></text:p>
      <text:p text:style-name="P10"><text:span text:style-name="T10">username:</text:span><text:span text:style-name="T9"> </text:span><text:span text:style-name="T11">"root"</text:span><text:span text:style-name="T9">,</text:span></text:p>
      <text:p text:style-name="P10"><text:span text:style-name="T10">password:</text:span><text:span text:style-name="T9"> </text:span><text:span text:style-name="T11">""</text:span><text:span text:style-name="T9">,</text:span></text:p>
      <text:p text:style-name="P10"><text:span text:style-name="T10">database:</text:span><text:span text:style-name="T9"> </text:span><text:span text:style-name="T11">"passport_users"</text:span><text:span text:style-name="T9">,</text:span></text:p>
      <text:p text:style-name="P10"><text:span text:style-name="T10">host:</text:span><text:span text:style-name="T9"> </text:span><text:span text:style-name="T11">"localhost"</text:span><text:span text:style-name="T9">,</text:span></text:p>
      <text:p text:style-name="P10"><text:span text:style-name="T10">dialect:</text:span><text:span text:style-name="T9"> </text:span><text:span text:style-name="T11">"mysql"</text:span><text:span text:style-name="T9">,</text:span></text:p>
      <text:p text:style-name="P10"><text:span text:style-name="T9">},</text:span></text:p>
      <text:p text:style-name="P10"><text:span text:style-name="T10">staging:</text:span><text:span text:style-name="T9"> {</text:span></text:p>
      <text:p text:style-name="P10"><text:span text:style-name="T10">username:</text:span><text:span text:style-name="T9"> </text:span><text:span text:style-name="T11">"root"</text:span><text:span text:style-name="T9">,</text:span></text:p>
      <text:p text:style-name="P10"><text:span text:style-name="T10">password:</text:span><text:span text:style-name="T9"> </text:span><text:span text:style-name="T11">""</text:span><text:span text:style-name="T9">,</text:span></text:p>
      <text:p text:style-name="P10"><text:span text:style-name="T10">database:</text:span><text:span text:style-name="T9"> </text:span><text:span text:style-name="T11">"passport_users"</text:span><text:span text:style-name="T9">,</text:span></text:p>
      <text:p text:style-name="P10"><text:span text:style-name="T10">host:</text:span><text:span text:style-name="T9"> </text:span><text:span text:style-name="T11">"localhost"</text:span><text:span text:style-name="T9">,</text:span></text:p>
      <text:p text:style-name="P10"><text:span text:style-name="T10">dialect:</text:span><text:span text:style-name="T9"> </text:span><text:span text:style-name="T11">"mysql"</text:span><text:span text:style-name="T9">,</text:span></text:p>
      <text:p text:style-name="P10"><text:span text:style-name="T9">},</text:span></text:p>
      <text:p text:style-name="P10"><text:span text:style-name="T10">test:</text:span><text:span text:style-name="T9"> {</text:span></text:p>
      <text:p text:style-name="P10"><text:span text:style-name="T10">username:</text:span><text:span text:style-name="T9"> </text:span><text:span text:style-name="T11">"root"</text:span><text:span text:style-name="T9">,</text:span></text:p>
      <text:p text:style-name="P10"><text:span text:style-name="T10">password:</text:span><text:span text:style-name="T9"> </text:span><text:span text:style-name="T11">""</text:span><text:span text:style-name="T9">,</text:span></text:p>
      <text:p text:style-name="P10"><text:span text:style-name="T10">database:</text:span><text:span text:style-name="T9"> </text:span><text:span text:style-name="T11">"passport_users"</text:span><text:span text:style-name="T9">,</text:span></text:p>
      <text:p text:style-name="P10"><text:span text:style-name="T10">host:</text:span><text:span text:style-name="T9"> </text:span><text:span text:style-name="T11">"localhost"</text:span><text:span text:style-name="T9">,</text:span></text:p>
      <text:p text:style-name="P10"><text:span text:style-name="T10">dialect:</text:span><text:span text:style-name="T9"> </text:span><text:span text:style-name="T11">"mysql"</text:span><text:span text:style-name="T9">,</text:span></text:p>
      <text:p text:style-name="P10"><text:span text:style-name="T9">}</text:span></text:p>
      <text:p text:style-name="P10"><text:span text:style-name="T9">};</text:span></text:p>
      <text:p text:style-name="P1"/>
      <text:p text:style-name="P7"><text:span text:style-name="T7">routes/index.js</text:span></text:p>
      <text:p text:style-name="P7"><text:span text:style-name="T18">module</text:span><text:span text:style-name="T9">.</text:span><text:span text:style-name="T18">exports</text:span><text:span text:style-name="T9"> = (</text:span><text:span text:style-name="T10">app</text:span><text:span text:style-name="T9">, </text:span><text:span text:style-name="T10">passport</text:span><text:span text:style-name="T9">, </text:span><text:span text:style-name="T10">dbConnection</text:span><text:span text:style-name="T9">) </text:span><text:span text:style-name="T13">=&gt;</text:span><text:span text:style-name="T9">{</text:span></text:p>
      <text:p text:style-name="P10"><text:soft-page-break/><text:span text:style-name="T13">const</text:span><text:span text:style-name="T9"> </text:span><text:span text:style-name="T10">LocalStrategy</text:span><text:span text:style-name="T9"> = </text:span><text:span text:style-name="T14">require</text:span><text:span text:style-name="T9">(</text:span><text:span text:style-name="T11">'passport-local'</text:span><text:span text:style-name="T9">).</text:span><text:span text:style-name="T10">Strategy</text:span><text:span text:style-name="T9">;</text:span></text:p>
      <text:p text:style-name="P2"/>
      <text:p text:style-name="P10"><text:span text:style-name="T10">app</text:span><text:span text:style-name="T9">.</text:span><text:span text:style-name="T14">get</text:span><text:span text:style-name="T9">(</text:span><text:span text:style-name="T11">'/dashboard'</text:span><text:span text:style-name="T9">, (</text:span><text:span text:style-name="T10">req</text:span><text:span text:style-name="T9">, </text:span><text:span text:style-name="T10">res</text:span><text:span text:style-name="T9">) </text:span><text:span text:style-name="T13">=&gt;</text:span><text:span text:style-name="T9"> {</text:span></text:p>
      <text:p text:style-name="P10"><text:span text:style-name="T10">res</text:span><text:span text:style-name="T9">.</text:span><text:span text:style-name="T14">render</text:span><text:span text:style-name="T9">(</text:span><text:span text:style-name="T11">'dashboard'</text:span><text:span text:style-name="T9">);</text:span></text:p>
      <text:p text:style-name="P10"><text:span text:style-name="T9">});</text:span></text:p>
      <text:p text:style-name="P2"/>
      <text:p text:style-name="P10"><text:span text:style-name="T10">app</text:span><text:span text:style-name="T9">.</text:span><text:span text:style-name="T14">get</text:span><text:span text:style-name="T9">(</text:span><text:span text:style-name="T11">'/login'</text:span><text:span text:style-name="T9"> , (</text:span><text:span text:style-name="T10">req</text:span><text:span text:style-name="T9">, </text:span><text:span text:style-name="T10">res</text:span><text:span text:style-name="T9">) </text:span><text:span text:style-name="T13">=&gt;</text:span><text:span text:style-name="T9"> {</text:span></text:p>
      <text:p text:style-name="P10"><text:span text:style-name="T13">var</text:span><text:span text:style-name="T9"> </text:span><text:span text:style-name="T10">msg</text:span><text:span text:style-name="T9"> = </text:span><text:span text:style-name="T10">req</text:span><text:span text:style-name="T9">.</text:span><text:span text:style-name="T14">flash</text:span><text:span text:style-name="T9">(</text:span><text:span text:style-name="T11">'loginMessage'</text:span><text:span text:style-name="T9">)[</text:span><text:span text:style-name="T15">0</text:span><text:span text:style-name="T9">];</text:span></text:p>
      <text:p text:style-name="P10"><text:span text:style-name="T10">res</text:span><text:span text:style-name="T9">.</text:span><text:span text:style-name="T14">render</text:span><text:span text:style-name="T9">(</text:span><text:span text:style-name="T11">'login'</text:span><text:span text:style-name="T9">, {</text:span><text:span text:style-name="T10">loginErrMsg:</text:span><text:span text:style-name="T9"> </text:span><text:span text:style-name="T10">msg</text:span><text:span text:style-name="T9">});</text:span></text:p>
      <text:p text:style-name="P10"><text:span text:style-name="T9">});</text:span></text:p>
      <text:p text:style-name="P2"/>
      <text:p text:style-name="P10"><text:span text:style-name="T10">app</text:span><text:span text:style-name="T9">.</text:span><text:span text:style-name="T14">get</text:span><text:span text:style-name="T9">(</text:span><text:span text:style-name="T11">'/logout'</text:span><text:span text:style-name="T9"> , (</text:span><text:span text:style-name="T10">req</text:span><text:span text:style-name="T9">, </text:span><text:span text:style-name="T10">res</text:span><text:span text:style-name="T9">) </text:span><text:span text:style-name="T13">=&gt;</text:span><text:span text:style-name="T9"> {</text:span></text:p>
      <text:p text:style-name="P10"><text:span text:style-name="T10">req</text:span><text:span text:style-name="T9">.</text:span><text:span text:style-name="T14">logout</text:span><text:span text:style-name="T9">();</text:span></text:p>
      <text:p text:style-name="P10"><text:span text:style-name="T17">//req.flash('loginMessage', 'You have been logged out successfully.');</text:span></text:p>
      <text:p text:style-name="P10"><text:span text:style-name="T10">res</text:span><text:span text:style-name="T9">.</text:span><text:span text:style-name="T14">redirect</text:span><text:span text:style-name="T9">(</text:span><text:span text:style-name="T11">'/login'</text:span><text:span text:style-name="T9">);</text:span></text:p>
      <text:p text:style-name="P10"><text:span text:style-name="T9">});</text:span></text:p>
      <text:p text:style-name="P2"/>
      <text:p text:style-name="P10"><text:span text:style-name="T10">app</text:span><text:span text:style-name="T9">.</text:span><text:span text:style-name="T14">post</text:span><text:span text:style-name="T9">(</text:span><text:span text:style-name="T11">'/login'</text:span><text:span text:style-name="T9">, </text:span><text:span text:style-name="T10">passport</text:span><text:span text:style-name="T9">.</text:span><text:span text:style-name="T14">authenticate</text:span><text:span text:style-name="T9">(</text:span><text:span text:style-name="T11">'local'</text:span><text:span text:style-name="T9">, {</text:span></text:p>
      <text:p text:style-name="P10"><text:span text:style-name="T10">failureRedirect:</text:span><text:span text:style-name="T9"> </text:span><text:span text:style-name="T11">'/login'</text:span><text:span text:style-name="T9">,</text:span></text:p>
      <text:p text:style-name="P10"><text:span text:style-name="T10">successRedirect:</text:span><text:span text:style-name="T9"> </text:span><text:span text:style-name="T11">'/dashboard'</text:span></text:p>
      <text:p text:style-name="P10"><text:span text:style-name="T9">}));</text:span></text:p>
      <text:p text:style-name="P2"/>
      <text:p text:style-name="P10"><text:span text:style-name="T10">passport</text:span><text:span text:style-name="T9">.</text:span><text:span text:style-name="T14">serializeUser</text:span><text:span text:style-name="T9">((</text:span><text:span text:style-name="T10">user</text:span><text:span text:style-name="T9">, </text:span><text:span text:style-name="T10">done</text:span><text:span text:style-name="T9">) </text:span><text:span text:style-name="T13">=&gt;</text:span><text:span text:style-name="T9"> {</text:span></text:p>
      <text:p text:style-name="P10"><text:span text:style-name="T14">done</text:span><text:span text:style-name="T9">(</text:span><text:span text:style-name="T13">null</text:span><text:span text:style-name="T9">,</text:span><text:span text:style-name="T10">user</text:span><text:span text:style-name="T9">.</text:span><text:span text:style-name="T10">id</text:span><text:span text:style-name="T9">);</text:span></text:p>
      <text:p text:style-name="P10"><text:span text:style-name="T9">});</text:span></text:p>
      <text:p text:style-name="P2"/>
      <text:p text:style-name="P10"><text:span text:style-name="T10">passport</text:span><text:span text:style-name="T9">.</text:span><text:span text:style-name="T14">deserializeUser</text:span><text:span text:style-name="T9">((</text:span><text:span text:style-name="T10">id</text:span><text:span text:style-name="T9">, </text:span><text:span text:style-name="T10">done</text:span><text:span text:style-name="T9">) </text:span><text:span text:style-name="T13">=&gt;</text:span><text:span text:style-name="T9"> {</text:span></text:p>
      <text:p text:style-name="P10"><text:span text:style-name="T10">dbConnection</text:span><text:span text:style-name="T9">.</text:span><text:span text:style-name="T14">query</text:span><text:span text:style-name="T9">(</text:span><text:span text:style-name="T11">"select * from users_tbl where id = ?"</text:span><text:span text:style-name="T9">, [</text:span><text:span text:style-name="T10">id</text:span><text:span text:style-name="T9">], (</text:span><text:span text:style-name="T10">err</text:span><text:span text:style-name="T9">, </text:span><text:span text:style-name="T10">rows</text:span><text:span text:style-name="T9">, </text:span><text:span text:style-name="T10">fields</text:span><text:span text:style-name="T9">) </text:span><text:span text:style-name="T13">=&gt;</text:span><text:span text:style-name="T9"> {</text:span></text:p>
      <text:p text:style-name="P10"><text:span text:style-name="T14">done</text:span><text:span text:style-name="T9">(</text:span><text:span text:style-name="T10">err</text:span><text:span text:style-name="T9">, </text:span><text:span text:style-name="T10">rows</text:span><text:span text:style-name="T9">[</text:span><text:span text:style-name="T15">0</text:span><text:span text:style-name="T9">]);</text:span></text:p>
      <text:p text:style-name="P10"><text:span text:style-name="T9">});</text:span></text:p>
      <text:p text:style-name="P10"><text:span text:style-name="T9">});</text:span></text:p>
      <text:p text:style-name="P2"/>
      <text:p text:style-name="P10"><text:span text:style-name="T10">passport</text:span><text:span text:style-name="T9">.</text:span><text:span text:style-name="T14">use</text:span><text:span text:style-name="T9">(</text:span><text:span text:style-name="T13">new</text:span><text:span text:style-name="T9"> </text:span><text:span text:style-name="T18">LocalStrategy</text:span><text:span text:style-name="T9">({</text:span></text:p>
      <text:p text:style-name="P10"><text:span text:style-name="T17">// these are the name fields for username and password fields in login.hbs page</text:span></text:p>
      <text:p text:style-name="P2"/>
      <text:p text:style-name="P10"><text:span text:style-name="T10">usernameField :</text:span><text:span text:style-name="T9"> </text:span><text:span text:style-name="T11">'username'</text:span><text:span text:style-name="T9">,</text:span></text:p>
      <text:p text:style-name="P10"><text:span text:style-name="T10">passwordField :</text:span><text:span text:style-name="T9"> </text:span><text:span text:style-name="T11">'userpassword'</text:span><text:span text:style-name="T9">,</text:span></text:p>
      <text:p text:style-name="P10"><text:span text:style-name="T10">passReqToCallback :</text:span><text:span text:style-name="T9"> </text:span><text:span text:style-name="T13">true</text:span></text:p>
      <text:p text:style-name="P10"><text:span text:style-name="T9">},</text:span></text:p>
      <text:p text:style-name="P10"><text:span text:style-name="T9">(</text:span><text:span text:style-name="T10">req</text:span><text:span text:style-name="T9">, </text:span><text:span text:style-name="T10">username</text:span><text:span text:style-name="T9">, </text:span><text:span text:style-name="T10">password</text:span><text:span text:style-name="T9">, </text:span><text:span text:style-name="T10">done</text:span><text:span text:style-name="T9">) </text:span><text:span text:style-name="T13">=&gt;</text:span><text:span text:style-name="T9"> {</text:span></text:p>
      <text:p text:style-name="P10"><text:span text:style-name="T10">dbConnection</text:span><text:span text:style-name="T9">.</text:span><text:span text:style-name="T14">query</text:span><text:span text:style-name="T9">(</text:span><text:span text:style-name="T11">"SELECT * from users_tbl where name = ?"</text:span><text:span text:style-name="T9">,[</text:span><text:span text:style-name="T10">username</text:span><text:span text:style-name="T9">], (</text:span><text:span text:style-name="T10">err</text:span><text:span text:style-name="T9">, </text:span><text:span text:style-name="T10">rows</text:span><text:span text:style-name="T9">, </text:span><text:span text:style-name="T10">fields</text:span><text:span text:style-name="T9">) </text:span><text:span text:style-name="T13">=&gt;</text:span><text:span text:style-name="T9"> {</text:span></text:p>
      <text:p text:style-name="P2"/>
      <text:p text:style-name="P10"><text:span text:style-name="T16">if</text:span><text:span text:style-name="T9"> (</text:span><text:span text:style-name="T10">err</text:span><text:span text:style-name="T9">)</text:span></text:p>
      <text:p text:style-name="P10"><text:span text:style-name="T16">return</text:span><text:span text:style-name="T9"> </text:span><text:span text:style-name="T14">done</text:span><text:span text:style-name="T9">(</text:span><text:span text:style-name="T10">err</text:span><text:span text:style-name="T9">);</text:span></text:p>
      <text:p text:style-name="P10"><text:span text:style-name="T16">if</text:span><text:span text:style-name="T9">(!</text:span><text:span text:style-name="T10">rows</text:span><text:span text:style-name="T9">.</text:span><text:span text:style-name="T10">length</text:span><text:span text:style-name="T9">){</text:span></text:p>
      <text:p text:style-name="P10"><text:span text:style-name="T16">return</text:span><text:span text:style-name="T9"> </text:span><text:span text:style-name="T14">done</text:span><text:span text:style-name="T9">(</text:span><text:span text:style-name="T13">null</text:span><text:span text:style-name="T9">, </text:span><text:span text:style-name="T13">false</text:span><text:span text:style-name="T9">, </text:span><text:span text:style-name="T10">req</text:span><text:span text:style-name="T9">.</text:span><text:span text:style-name="T14">flash</text:span><text:span text:style-name="T9">(</text:span><text:span text:style-name="T11">'loginMessage'</text:span><text:span text:style-name="T9">, </text:span><text:span text:style-name="T11">'No user found.'</text:span><text:span text:style-name="T9">));</text:span></text:p>
      <text:p text:style-name="P10"><text:span text:style-name="T9">}</text:span></text:p>
      <text:p text:style-name="P10"><text:span text:style-name="T16">if</text:span><text:span text:style-name="T9">(</text:span><text:span text:style-name="T10">rows</text:span><text:span text:style-name="T9">[</text:span><text:span text:style-name="T15">0</text:span><text:span text:style-name="T9">].</text:span><text:span text:style-name="T10">password</text:span><text:span text:style-name="T9"> !== </text:span><text:span text:style-name="T10">password</text:span><text:span text:style-name="T9">){</text:span></text:p>
      <text:p text:style-name="P10"><text:span text:style-name="T16">return</text:span><text:span text:style-name="T9"> </text:span><text:span text:style-name="T14">done</text:span><text:span text:style-name="T9">(</text:span><text:span text:style-name="T13">null</text:span><text:span text:style-name="T9">, </text:span><text:span text:style-name="T13">false</text:span><text:span text:style-name="T9">, </text:span><text:span text:style-name="T10">req</text:span><text:span text:style-name="T9">.</text:span><text:span text:style-name="T14">flash</text:span><text:span text:style-name="T9">(</text:span><text:span text:style-name="T11">'loginMessage'</text:span><text:span text:style-name="T9">, </text:span><text:span text:style-name="T11">'Wrong password.'</text:span><text:span text:style-name="T9">));</text:span></text:p>
      <text:p text:style-name="P10"><text:span text:style-name="T9">}</text:span></text:p>
      <text:p text:style-name="P10"><text:soft-page-break/><text:span text:style-name="T16">return</text:span><text:span text:style-name="T9"> </text:span><text:span text:style-name="T14">done</text:span><text:span text:style-name="T9">(</text:span><text:span text:style-name="T13">null</text:span><text:span text:style-name="T9">, </text:span><text:span text:style-name="T10">rows</text:span><text:span text:style-name="T9">[</text:span><text:span text:style-name="T15">0</text:span><text:span text:style-name="T9">]);  </text:span></text:p>
      <text:p text:style-name="P10"><text:span text:style-name="T9">});</text:span></text:p>
      <text:p text:style-name="P10"><text:span text:style-name="T9">}));</text:span></text:p>
      <text:p text:style-name="P10"><text:span text:style-name="T9">};</text:span></text:p>
      <text:p text:style-name="P1"/>
      <text:p text:style-name="P7"><text:span text:style-name="T7">views/partials/header.hbs</text:span></text:p>
      <text:p text:style-name="P7"><text:span text:style-name="T19">&lt;!</text:span><text:span text:style-name="T13">DOCTYPE</text:span><text:span text:style-name="T9"> html</text:span><text:span text:style-name="T19">&gt;</text:span></text:p>
      <text:p text:style-name="P10"><text:span text:style-name="T19">&lt;</text:span><text:span text:style-name="T13">html</text:span><text:span text:style-name="T9"> </text:span><text:span text:style-name="T10">lang=</text:span><text:span text:style-name="T11">"en"</text:span><text:span text:style-name="T19">&gt;</text:span></text:p>
      <text:p text:style-name="P2"/>
      <text:p text:style-name="P10"><text:span text:style-name="T19">&lt;</text:span><text:span text:style-name="T13">head</text:span><text:span text:style-name="T19">&gt;</text:span></text:p>
      <text:p text:style-name="P10"><text:span text:style-name="T19">&lt;</text:span><text:span text:style-name="T13">meta</text:span><text:span text:style-name="T9"> </text:span><text:span text:style-name="T10">charset=</text:span><text:span text:style-name="T11">"utf-8"</text:span><text:span text:style-name="T19">&gt;</text:span></text:p>
      <text:p text:style-name="P10"><text:span text:style-name="T19">&lt;</text:span><text:span text:style-name="T13">meta</text:span><text:span text:style-name="T9"> </text:span><text:span text:style-name="T10">http-equiv=</text:span><text:span text:style-name="T11">"X-UA-Compatible"</text:span><text:span text:style-name="T9"> </text:span><text:span text:style-name="T10">content=</text:span><text:span text:style-name="T11">"IE=edge"</text:span><text:span text:style-name="T19">&gt;</text:span></text:p>
      <text:p text:style-name="P10"><text:span text:style-name="T19">&lt;</text:span><text:span text:style-name="T13">meta</text:span><text:span text:style-name="T9"> </text:span><text:span text:style-name="T10">name=</text:span><text:span text:style-name="T11">"viewport"</text:span><text:span text:style-name="T9"> </text:span><text:span text:style-name="T10">content=</text:span><text:span text:style-name="T11">"width=device-width, initial-scale=1"</text:span><text:span text:style-name="T19">&gt;</text:span></text:p>
      <text:p text:style-name="P10"><text:span text:style-name="T17">&lt;!-- The above 3 meta tags *must* come first in the head; any other head content must come *after* these tags --&gt;</text:span></text:p>
      <text:p text:style-name="P10"><text:span text:style-name="T19">&lt;</text:span><text:span text:style-name="T13">meta</text:span><text:span text:style-name="T9"> </text:span><text:span text:style-name="T10">name=</text:span><text:span text:style-name="T11">"description"</text:span><text:span text:style-name="T9"> </text:span><text:span text:style-name="T10">content=</text:span><text:span text:style-name="T11">""</text:span><text:span text:style-name="T19">&gt;</text:span></text:p>
      <text:p text:style-name="P10"><text:span text:style-name="T19">&lt;</text:span><text:span text:style-name="T13">meta</text:span><text:span text:style-name="T9"> </text:span><text:span text:style-name="T10">name=</text:span><text:span text:style-name="T11">"author"</text:span><text:span text:style-name="T9"> </text:span><text:span text:style-name="T10">content=</text:span><text:span text:style-name="T11">""</text:span><text:span text:style-name="T19">&gt;</text:span></text:p>
      <text:p text:style-name="P10"><text:span text:style-name="T19">&lt;</text:span><text:span text:style-name="T13">link</text:span><text:span text:style-name="T9"> </text:span><text:span text:style-name="T10">rel=</text:span><text:span text:style-name="T11">"icon"</text:span><text:span text:style-name="T9"> </text:span><text:span text:style-name="T10">href=</text:span><text:span text:style-name="T11">"../../favicon.ico"</text:span><text:span text:style-name="T19">&gt;</text:span></text:p>
      <text:p text:style-name="P2"/>
      <text:p text:style-name="P10"><text:span text:style-name="T19">&lt;</text:span><text:span text:style-name="T13">title</text:span><text:span text:style-name="T19">&gt;</text:span><text:span text:style-name="T9">Starter Template for Bootstrap</text:span><text:span text:style-name="T19">&lt;/</text:span><text:span text:style-name="T13">title</text:span><text:span text:style-name="T19">&gt;</text:span></text:p>
      <text:p text:style-name="P2"/>
      <text:p text:style-name="P10"><text:span text:style-name="T17">&lt;!-- Bootstrap core CSS --&gt;</text:span></text:p>
      <text:p text:style-name="P10"><text:span text:style-name="T19">&lt;</text:span><text:span text:style-name="T13">link</text:span><text:span text:style-name="T9"> </text:span><text:span text:style-name="T10">href=</text:span><text:span text:style-name="T11">"css/bootstrap.min.css"</text:span><text:span text:style-name="T9"> </text:span><text:span text:style-name="T10">rel=</text:span><text:span text:style-name="T11">"stylesheet"</text:span><text:span text:style-name="T19">&gt;</text:span></text:p>
      <text:p text:style-name="P2"/>
      <text:p text:style-name="P10"><text:span text:style-name="T17">&lt;!-- Custom styles for this template --&gt;</text:span></text:p>
      <text:p text:style-name="P10"><text:span text:style-name="T19">&lt;</text:span><text:span text:style-name="T13">link</text:span><text:span text:style-name="T9"> </text:span><text:span text:style-name="T10">href=</text:span><text:span text:style-name="T11">"css/starter-template.css"</text:span><text:span text:style-name="T9"> </text:span><text:span text:style-name="T10">rel=</text:span><text:span text:style-name="T11">"stylesheet"</text:span><text:span text:style-name="T19">&gt;</text:span></text:p>
      <text:p text:style-name="P2"/>
      <text:p text:style-name="P10"><text:span text:style-name="T19">&lt;</text:span><text:span text:style-name="T13">link</text:span><text:span text:style-name="T9"> </text:span><text:span text:style-name="T10">href=</text:span><text:span text:style-name="T11">"css/login_form_style.css"</text:span><text:span text:style-name="T9"> </text:span><text:span text:style-name="T10">rel=</text:span><text:span text:style-name="T11">"stylesheet"</text:span><text:span text:style-name="T19">&gt;</text:span></text:p>
      <text:p text:style-name="P2"/>
      <text:p text:style-name="P10"><text:span text:style-name="T17">&lt;!-- Just for debugging purposes. Don't actually copy these 2 lines! --&gt;</text:span></text:p>
      <text:p text:style-name="P10"><text:span text:style-name="T17">&lt;!--[if lt IE 9]&gt;&lt;script src="../../assets/js/ie8-responsive-file-warning.js"&gt;&lt;/script&gt;&lt;![endif]--&gt;</text:span></text:p>
      <text:p text:style-name="P10"><text:span text:style-name="T17">&lt;!-- HTML5 shim and Respond.js for IE8 support of HTML5 elements and media queries --&gt;</text:span></text:p>
      <text:p text:style-name="P10"><text:span text:style-name="T17">&lt;!--[if lt IE 9]&gt;</text:span></text:p>
      <text:p text:style-name="P10"><text:span text:style-name="T17">&lt;script src="</text:span><text:a xlink:type="simple" xlink:href="https://oss.maxcdn.com/html5shiv/3.7.3/html5shiv.min.js" text:style-name="ListLabel_20_2" text:visited-style-name="ListLabel_20_2"><text:span text:style-name="T8">https://oss.maxcdn.com/html5shiv/3.7.3/html5shiv.min.js</text:span></text:a><text:span text:style-name="T17">"&gt;&lt;/script&gt;</text:span></text:p>
      <text:p text:style-name="P10"><text:span text:style-name="T17">&lt;script src="</text:span><text:a xlink:type="simple" xlink:href="https://oss.maxcdn.com/respond/1.4.2/respond.min.js" text:style-name="ListLabel_20_2" text:visited-style-name="ListLabel_20_2"><text:span text:style-name="T8">https://oss.maxcdn.com/respond/1.4.2/respond.min.js</text:span></text:a><text:span text:style-name="T17">"&gt;&lt;/script&gt;</text:span></text:p>
      <text:p text:style-name="P10"><text:span text:style-name="T17">&lt;![endif]--&gt;</text:span></text:p>
      <text:p text:style-name="P10"><text:span text:style-name="T19">&lt;/</text:span><text:span text:style-name="T13">head</text:span><text:span text:style-name="T19">&gt;</text:span></text:p>
      <text:p text:style-name="P2"/>
      <text:p text:style-name="P10"><text:span text:style-name="T19">&lt;</text:span><text:span text:style-name="T13">body</text:span><text:span text:style-name="T19">&gt;</text:span></text:p>
      <text:p text:style-name="P2"/>
      <text:p text:style-name="P10"><text:span text:style-name="T19">&lt;</text:span><text:span text:style-name="T13">nav</text:span><text:span text:style-name="T9"> </text:span><text:span text:style-name="T10">class=</text:span><text:span text:style-name="T11">"navbar navbar-inverse navbar-fixed-top"</text:span><text:span text:style-name="T19">&gt;</text:span></text:p>
      <text:p text:style-name="P10"><text:span text:style-name="T19">&lt;</text:span><text:span text:style-name="T13">div</text:span><text:span text:style-name="T9"> </text:span><text:span text:style-name="T10">class=</text:span><text:span text:style-name="T11">"container"</text:span><text:span text:style-name="T19">&gt;</text:span></text:p>
      <text:p text:style-name="P10"><text:span text:style-name="T19">&lt;</text:span><text:span text:style-name="T13">div</text:span><text:span text:style-name="T9"> </text:span><text:span text:style-name="T10">class=</text:span><text:span text:style-name="T11">"navbar-header"</text:span><text:span text:style-name="T19">&gt;</text:span></text:p>
      <text:p text:style-name="P10"><text:span text:style-name="T19">&lt;</text:span><text:span text:style-name="T13">button</text:span><text:span text:style-name="T9"> </text:span><text:span text:style-name="T10">type=</text:span><text:span text:style-name="T11">"button"</text:span><text:span text:style-name="T9"> </text:span><text:span text:style-name="T10">class=</text:span><text:span text:style-name="T11">"navbar-toggle collapsed"</text:span><text:span text:style-name="T9"> </text:span><text:span text:style-name="T10">data-toggle=</text:span><text:span text:style-name="T11">"collapse"</text:span><text:span text:style-name="T9"> </text:span><text:span text:style-name="T10">data-target=</text:span><text:span text:style-name="T11">"#navbar"</text:span><text:span text:style-name="T9"> </text:span><text:span text:style-name="T10">aria-expanded=</text:span><text:span text:style-name="T11">"false"</text:span></text:p>
      <text:p text:style-name="P10"><text:span text:style-name="T10">aria-controls=</text:span><text:span text:style-name="T11">"navbar"</text:span><text:span text:style-name="T19">&gt;</text:span></text:p>
      <text:p text:style-name="P10"><text:span text:style-name="T19">&lt;</text:span><text:span text:style-name="T13">span</text:span><text:span text:style-name="T9"> </text:span><text:span text:style-name="T10">class=</text:span><text:span text:style-name="T11">"sr-only"</text:span><text:span text:style-name="T19">&gt;</text:span><text:span text:style-name="T9">Toggle navigation</text:span><text:span text:style-name="T19">&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oft-page-break/><text:span text:style-name="T19">&lt;/</text:span><text:span text:style-name="T13">button</text:span><text:span text:style-name="T19">&gt;</text:span></text:p>
      <text:p text:style-name="P10"><text:span text:style-name="T19">&lt;</text:span><text:span text:style-name="T13">a</text:span><text:span text:style-name="T9"> </text:span><text:span text:style-name="T10">class=</text:span><text:span text:style-name="T11">"navbar-brand"</text:span><text:span text:style-name="T9"> </text:span><text:span text:style-name="T10">href=</text:span><text:span text:style-name="T11">"#"</text:span><text:span text:style-name="T19">&gt;</text:span><text:span text:style-name="T9">Project name</text:span><text:span text:style-name="T19">&lt;/</text:span><text:span text:style-name="T13">a</text:span><text:span text:style-name="T19">&gt;</text:span></text:p>
      <text:p text:style-name="P10"><text:span text:style-name="T19">&lt;/</text:span><text:span text:style-name="T13">div</text:span><text:span text:style-name="T19">&gt;</text:span></text:p>
      <text:p text:style-name="P10"><text:span text:style-name="T19">&lt;</text:span><text:span text:style-name="T13">div</text:span><text:span text:style-name="T9"> </text:span><text:span text:style-name="T10">id</text:span><text:span text:style-name="T9">=</text:span><text:span text:style-name="T11">"navbar"</text:span><text:span text:style-name="T9"> </text:span><text:span text:style-name="T10">class=</text:span><text:span text:style-name="T11">"collapse navbar-collapse"</text:span><text:span text:style-name="T19">&gt;</text:span></text:p>
      <text:p text:style-name="P10"><text:span text:style-name="T19">&lt;</text:span><text:span text:style-name="T13">ul</text:span><text:span text:style-name="T9"> </text:span><text:span text:style-name="T10">class=</text:span><text:span text:style-name="T11">"nav navbar-nav"</text:span><text:span text:style-name="T19">&gt;</text:span></text:p>
      <text:p text:style-name="P10"><text:span text:style-name="T19">&lt;</text:span><text:span text:style-name="T13">li</text:span><text:span text:style-name="T9"> </text:span><text:span text:style-name="T10">class=</text:span><text:span text:style-name="T11">"active"</text:span><text:span text:style-name="T19">&gt;</text:span></text:p>
      <text:p text:style-name="P10"><text:span text:style-name="T19">&lt;</text:span><text:span text:style-name="T13">a</text:span><text:span text:style-name="T9"> </text:span><text:span text:style-name="T10">href=</text:span><text:span text:style-name="T11">"#"</text:span><text:span text:style-name="T19">&gt;</text:span><text:span text:style-name="T9">Home</text:span><text:span text:style-name="T19">&lt;/</text:span><text:span text:style-name="T13">a</text:span><text:span text:style-name="T19">&gt;</text:span></text:p>
      <text:p text:style-name="P10"><text:span text:style-name="T19">&lt;/</text:span><text:span text:style-name="T13">li</text:span><text:span text:style-name="T19">&gt;</text:span></text:p>
      <text:p text:style-name="P10"><text:span text:style-name="T19">&lt;</text:span><text:span text:style-name="T13">li</text:span><text:span text:style-name="T19">&gt;</text:span></text:p>
      <text:p text:style-name="P10"><text:span text:style-name="T19">&lt;</text:span><text:span text:style-name="T13">a</text:span><text:span text:style-name="T9"> </text:span><text:span text:style-name="T10">href=</text:span><text:span text:style-name="T11">"#about"</text:span><text:span text:style-name="T19">&gt;</text:span><text:span text:style-name="T9">About</text:span><text:span text:style-name="T19">&lt;/</text:span><text:span text:style-name="T13">a</text:span><text:span text:style-name="T19">&gt;</text:span></text:p>
      <text:p text:style-name="P10"><text:span text:style-name="T19">&lt;/</text:span><text:span text:style-name="T13">li</text:span><text:span text:style-name="T19">&gt;</text:span></text:p>
      <text:p text:style-name="P10"><text:span text:style-name="T19">&lt;</text:span><text:span text:style-name="T13">li</text:span><text:span text:style-name="T19">&gt;</text:span></text:p>
      <text:p text:style-name="P10"><text:span text:style-name="T19">&lt;</text:span><text:span text:style-name="T13">a</text:span><text:span text:style-name="T9"> </text:span><text:span text:style-name="T10">href=</text:span><text:span text:style-name="T11">"#contact"</text:span><text:span text:style-name="T19">&gt;</text:span><text:span text:style-name="T9">Contact</text:span><text:span text:style-name="T19">&lt;/</text:span><text:span text:style-name="T13">a</text:span><text:span text:style-name="T19">&gt;</text:span></text:p>
      <text:p text:style-name="P10"><text:span text:style-name="T19">&lt;/</text:span><text:span text:style-name="T13">li</text:span><text:span text:style-name="T19">&gt;</text:span></text:p>
      <text:p text:style-name="P10"><text:span text:style-name="T19">&lt;/</text:span><text:span text:style-name="T13">ul</text:span><text:span text:style-name="T19">&gt;</text:span></text:p>
      <text:p text:style-name="P10"><text:span text:style-name="T19">&lt;/</text:span><text:span text:style-name="T13">div</text:span><text:span text:style-name="T19">&gt;</text:span></text:p>
      <text:p text:style-name="P10"><text:span text:style-name="T17">&lt;!--/.nav-collapse --&gt;</text:span></text:p>
      <text:p text:style-name="P10"><text:span text:style-name="T19">&lt;/</text:span><text:span text:style-name="T13">div</text:span><text:span text:style-name="T19">&gt;</text:span></text:p>
      <text:p text:style-name="P10"><text:span text:style-name="T19">&lt;/</text:span><text:span text:style-name="T13">nav</text:span><text:span text:style-name="T19">&gt;</text:span></text:p>
      <text:p text:style-name="P1"/>
      <text:p text:style-name="P7"><text:span text:style-name="T7">views/partials/footer.hbs</text:span></text:p>
      <text:p text:style-name="P7"><text:span text:style-name="T17">&lt;!-- Bootstrap core JavaScript</text:span></text:p>
      <text:p text:style-name="P10"><text:span text:style-name="T17">================================================== --&gt;</text:span></text:p>
      <text:p text:style-name="P10"><text:span text:style-name="T17">&lt;!-- Placed at the end of the document so the pages load faster --&gt;</text:span></text:p>
      <text:p text:style-name="P10"><text:span text:style-name="T19">&lt;</text:span><text:span text:style-name="T13">script</text:span><text:span text:style-name="T9"> </text:span><text:span text:style-name="T10">src=</text:span><text:span text:style-name="T11">"</text:span><text:a xlink:type="simple" xlink:href="https://ajax.googleapis.com/ajax/libs/jquery/1.12.4/jquery.min.js" text:style-name="ListLabel_20_2" text:visited-style-name="ListLabel_20_2"><text:span text:style-name="T8">https://ajax.googleapis.com/ajax/libs/jquery/1.12.4/jquery.min.js</text:span></text:a><text:span text:style-name="T11">"</text:span><text:span text:style-name="T19">&gt;&lt;/</text:span><text:span text:style-name="T13">script</text:span><text:span text:style-name="T19">&gt;</text:span></text:p>
      <text:p text:style-name="P10"><text:span text:style-name="T19">&lt;</text:span><text:span text:style-name="T13">script</text:span><text:span text:style-name="T19">&gt;</text:span><text:span text:style-name="T10">window</text:span><text:span text:style-name="T9">.</text:span><text:span text:style-name="T10">jQuery</text:span><text:span text:style-name="T9"> || </text:span><text:span text:style-name="T10">document</text:span><text:span text:style-name="T9">.</text:span><text:span text:style-name="T14">write</text:span><text:span text:style-name="T9">(</text:span><text:span text:style-name="T11">'&lt;script src="../../assets/js/vendor/jquery.min.js"&gt;&lt;</text:span><text:span text:style-name="T12">\/</text:span><text:span text:style-name="T11">script&gt;'</text:span><text:span text:style-name="T9">)</text:span><text:span text:style-name="T19">&lt;/</text:span><text:span text:style-name="T13">script</text:span><text:span text:style-name="T19">&gt;</text:span></text:p>
      <text:p text:style-name="P10"><text:span text:style-name="T19">&lt;</text:span><text:span text:style-name="T13">script</text:span><text:span text:style-name="T9"> </text:span><text:span text:style-name="T10">src=</text:span><text:span text:style-name="T11">"js/bootstrap.min.js"</text:span><text:span text:style-name="T19">&gt;&lt;/</text:span><text:span text:style-name="T13">script</text:span><text:span text:style-name="T19">&gt;</text:span></text:p>
      <text:p text:style-name="P10"><text:span text:style-name="T19">&lt;/</text:span><text:span text:style-name="T13">body</text:span><text:span text:style-name="T19">&gt;</text:span></text:p>
      <text:p text:style-name="P2"/>
      <text:p text:style-name="P10"><text:span text:style-name="T19">&lt;/</text:span><text:span text:style-name="T13">html</text:span><text:span text:style-name="T19">&gt;</text:span></text:p>
      <text:p text:style-name="P1"/>
      <text:p text:style-name="P7"><text:span text:style-name="T7">views/login.hbs</text:span></text:p>
      <text:p text:style-name="P7"><text:span text:style-name="T14">{{&gt;</text:span><text:span text:style-name="T9"> </text:span><text:span text:style-name="T10">header</text:span><text:span text:style-name="T14">}}</text:span></text:p>
      <text:p text:style-name="P2"/>
      <text:p text:style-name="P10"><text:span text:style-name="T19">&lt;</text:span><text:span text:style-name="T13">div</text:span><text:span text:style-name="T9"> </text:span><text:span text:style-name="T10">class=</text:span><text:span text:style-name="T11">"container"</text:span><text:span text:style-name="T19">&gt;</text:span></text:p>
      <text:p text:style-name="P10"><text:span text:style-name="T19">&lt;</text:span><text:span text:style-name="T13">div</text:span><text:span text:style-name="T9"> </text:span><text:span text:style-name="T10">class=</text:span><text:span text:style-name="T11">"row"</text:span><text:span text:style-name="T19">&gt;</text:span></text:p>
      <text:p text:style-name="P10"><text:span text:style-name="T19">&lt;</text:span><text:span text:style-name="T13">div</text:span><text:span text:style-name="T9"> </text:span><text:span text:style-name="T10">class=</text:span><text:span text:style-name="T11">"col-sm-6 col-md-4 col-md-offset-4"</text:span><text:span text:style-name="T19">&gt;</text:span></text:p>
      <text:p text:style-name="P10"><text:span text:style-name="T19">&lt;</text:span><text:span text:style-name="T13">h1</text:span><text:span text:style-name="T9"> </text:span><text:span text:style-name="T10">class=</text:span><text:span text:style-name="T11">"text-center login-title"</text:span><text:span text:style-name="T19">&gt;</text:span><text:span text:style-name="T9">Sign in to continue to Bootsnipp</text:span><text:span text:style-name="T19">&lt;/</text:span><text:span text:style-name="T13">h1</text:span><text:span text:style-name="T19">&gt;</text:span></text:p>
      <text:p text:style-name="P10"><text:span text:style-name="T19">&lt;</text:span><text:span text:style-name="T13">div</text:span><text:span text:style-name="T9"> </text:span><text:span text:style-name="T10">class=</text:span><text:span text:style-name="T11">"account-wall"</text:span><text:span text:style-name="T19">&gt;</text:span></text:p>
      <text:p text:style-name="P10"><text:span text:style-name="T19">&lt;</text:span><text:span text:style-name="T13">img</text:span><text:span text:style-name="T9"> </text:span><text:span text:style-name="T10">class=</text:span><text:span text:style-name="T11">"profile-img"</text:span><text:span text:style-name="T9"> </text:span><text:span text:style-name="T10">src=</text:span><text:span text:style-name="T11">"images/photo.png"</text:span></text:p>
      <text:p text:style-name="P10"><text:span text:style-name="T10">alt=</text:span><text:span text:style-name="T11">""</text:span><text:span text:style-name="T19">&gt;</text:span></text:p>
      <text:p text:style-name="P10"><text:span text:style-name="T14">{{</text:span><text:span text:style-name="T16">#if</text:span><text:span text:style-name="T9"> </text:span><text:span text:style-name="T10">loginErrMsg</text:span><text:span text:style-name="T14">}}</text:span></text:p>
      <text:p text:style-name="P10"><text:span text:style-name="T19">&lt;</text:span><text:span text:style-name="T13">div</text:span><text:span text:style-name="T9"> </text:span><text:span text:style-name="T10">class=</text:span><text:span text:style-name="T11">"alert alert-danger"</text:span><text:span text:style-name="T19">&gt;</text:span><text:span text:style-name="T14">{{</text:span><text:span text:style-name="T10">loginErrMsg</text:span><text:span text:style-name="T14">}}</text:span><text:span text:style-name="T19">&lt;/</text:span><text:span text:style-name="T13">div</text:span><text:span text:style-name="T19">&gt;</text:span></text:p>
      <text:p text:style-name="P10"><text:span text:style-name="T14">{{</text:span><text:span text:style-name="T16">/if</text:span><text:span text:style-name="T14">}}</text:span></text:p>
      <text:p text:style-name="P10"><text:span text:style-name="T19">&lt;</text:span><text:span text:style-name="T13">form</text:span><text:span text:style-name="T9"> </text:span><text:span text:style-name="T10">class=</text:span><text:span text:style-name="T11">"form-signin"</text:span><text:span text:style-name="T9"> </text:span><text:span text:style-name="T10">action=</text:span><text:span text:style-name="T11">"/login"</text:span><text:span text:style-name="T9"> </text:span><text:span text:style-name="T10">method=</text:span><text:span text:style-name="T11">"post"</text:span><text:span text:style-name="T19">&gt;</text:span></text:p>
      <text:p text:style-name="P10"><text:span text:style-name="T19">&lt;</text:span><text:span text:style-name="T13">input</text:span><text:span text:style-name="T9"> </text:span><text:span text:style-name="T10">type=</text:span><text:span text:style-name="T11">"text"</text:span><text:span text:style-name="T9"> </text:span><text:span text:style-name="T10">class=</text:span><text:span text:style-name="T11">"form-control"</text:span><text:span text:style-name="T9"> </text:span><text:span text:style-name="T10">placeholder=</text:span><text:span text:style-name="T11">"Username"</text:span><text:span text:style-name="T9"> required </text:span><text:span text:style-name="T10">name=</text:span><text:span text:style-name="T11">"username"</text:span><text:span text:style-name="T9"> autofocus</text:span><text:span text:style-name="T19">&gt;</text:span></text:p>
      <text:p text:style-name="P10"><text:span text:style-name="T19">&lt;</text:span><text:span text:style-name="T13">input</text:span><text:span text:style-name="T9"> </text:span><text:span text:style-name="T10">type=</text:span><text:span text:style-name="T11">"password"</text:span><text:span text:style-name="T9"> </text:span><text:span text:style-name="T10">name=</text:span><text:span text:style-name="T11">"userpassword"</text:span><text:span text:style-name="T9"> </text:span><text:span text:style-name="T10">class=</text:span><text:span text:style-name="T11">"form-control"</text:span><text:span text:style-name="T9"> </text:span><text:span text:style-name="T10">placeholder=</text:span><text:span text:style-name="T11">"Password"</text:span><text:span text:style-name="T9"> required </text:span><text:span text:style-name="T19">&gt;</text:span></text:p>
      <text:p text:style-name="P10"><text:span text:style-name="T19">&lt;</text:span><text:span text:style-name="T13">button</text:span><text:span text:style-name="T9"> </text:span><text:span text:style-name="T10">class=</text:span><text:span text:style-name="T11">"btn btn-lg btn-primary btn-block"</text:span><text:span text:style-name="T9"> </text:span><text:span text:style-name="T10">type=</text:span><text:span text:style-name="T11">"submit"</text:span><text:span text:style-name="T19">&gt;</text:span></text:p>
      <text:p text:style-name="P10"><text:soft-page-break/><text:span text:style-name="T9">Sign in</text:span><text:span text:style-name="T19">&lt;/</text:span><text:span text:style-name="T13">button</text:span><text:span text:style-name="T19">&gt;</text:span></text:p>
      <text:p text:style-name="P10"><text:span text:style-name="T17">{{!-- &lt;label class="checkbox pull-left"&gt;</text:span></text:p>
      <text:p text:style-name="P10"><text:span text:style-name="T17">&lt;input type="checkbox" value="remember-me"&gt; Remember me</text:span></text:p>
      <text:p text:style-name="P10"><text:span text:style-name="T17">&lt;/label&gt; --}}</text:span></text:p>
      <text:p text:style-name="P10"><text:span text:style-name="T17">{{!-- &lt;a href="#" class="pull-right need-help"&gt;Need help? &lt;/a&gt; --}}</text:span></text:p>
      <text:p text:style-name="P10"><text:span text:style-name="T19">&lt;</text:span><text:span text:style-name="T13">span</text:span><text:span text:style-name="T9"> </text:span><text:span text:style-name="T10">class=</text:span><text:span text:style-name="T11">"clearfix"</text:span><text:span text:style-name="T19">&gt;&lt;/</text:span><text:span text:style-name="T13">span</text:span><text:span text:style-name="T19">&gt;</text:span></text:p>
      <text:p text:style-name="P10"><text:span text:style-name="T19">&lt;/</text:span><text:span text:style-name="T13">form</text:span><text:span text:style-name="T19">&gt;</text:span></text:p>
      <text:p text:style-name="P10"><text:span text:style-name="T19">&lt;/</text:span><text:span text:style-name="T13">div</text:span><text:span text:style-name="T19">&gt;</text:span></text:p>
      <text:p text:style-name="P10"><text:span text:style-name="T19">&lt;</text:span><text:span text:style-name="T13">a</text:span><text:span text:style-name="T9"> </text:span><text:span text:style-name="T10">href=</text:span><text:span text:style-name="T11">"#"</text:span><text:span text:style-name="T9"> </text:span><text:span text:style-name="T10">class=</text:span><text:span text:style-name="T11">"text-center new-account"</text:span><text:span text:style-name="T19">&gt;</text:span><text:span text:style-name="T9">Create an account </text:span><text:span text:style-name="T19">&lt;/</text:span><text:span text:style-name="T13">a</text:span><text:span text:style-name="T19">&gt;</text:span></text:p>
      <text:p text:style-name="P10"><text:span text:style-name="T19">&lt;/</text:span><text:span text:style-name="T13">div</text:span><text:span text:style-name="T19">&gt;</text:span></text:p>
      <text:p text:style-name="P10"><text:span text:style-name="T19">&lt;/</text:span><text:span text:style-name="T13">div</text:span><text:span text:style-name="T19">&gt;</text:span></text:p>
      <text:p text:style-name="P10"><text:span text:style-name="T19">&lt;/</text:span><text:span text:style-name="T13">div</text:span><text:span text:style-name="T19">&gt;</text:span></text:p>
      <text:p text:style-name="P13"/>
      <text:p text:style-name="P10"><text:span text:style-name="T14">{{&gt;</text:span><text:span text:style-name="T9"> </text:span><text:span text:style-name="T10">footer</text:span><text:span text:style-name="T14">}}</text:span></text:p>
      <text:p text:style-name="P1"/>
      <text:p text:style-name="P7"><text:span text:style-name="T7">views/dashboard.hbs</text:span></text:p>
      <text:p text:style-name="P1"/>
      <text:p text:style-name="P10"><text:span text:style-name="T19">&lt;!</text:span><text:span text:style-name="T13">DOCTYPE</text:span><text:span text:style-name="T9"> html</text:span><text:span text:style-name="T19">&gt;</text:span></text:p>
      <text:p text:style-name="P10"><text:span text:style-name="T19">&lt;</text:span><text:span text:style-name="T13">html</text:span><text:span text:style-name="T9"> </text:span><text:span text:style-name="T10">lang=</text:span><text:span text:style-name="T11">"en"</text:span><text:span text:style-name="T19">&gt;</text:span></text:p>
      <text:p text:style-name="P2"/>
      <text:p text:style-name="P10"><text:span text:style-name="T19">&lt;</text:span><text:span text:style-name="T13">head</text:span><text:span text:style-name="T19">&gt;</text:span></text:p>
      <text:p text:style-name="P10"><text:span text:style-name="T19">&lt;</text:span><text:span text:style-name="T13">meta</text:span><text:span text:style-name="T9"> </text:span><text:span text:style-name="T10">charset=</text:span><text:span text:style-name="T11">"utf-8"</text:span><text:span text:style-name="T19">&gt;</text:span></text:p>
      <text:p text:style-name="P10"><text:span text:style-name="T19">&lt;</text:span><text:span text:style-name="T13">meta</text:span><text:span text:style-name="T9"> </text:span><text:span text:style-name="T10">http-equiv=</text:span><text:span text:style-name="T11">"X-UA-Compatible"</text:span><text:span text:style-name="T9"> </text:span><text:span text:style-name="T10">content=</text:span><text:span text:style-name="T11">"IE=edge"</text:span><text:span text:style-name="T19">&gt;</text:span></text:p>
      <text:p text:style-name="P10"><text:span text:style-name="T19">&lt;</text:span><text:span text:style-name="T13">meta</text:span><text:span text:style-name="T9"> </text:span><text:span text:style-name="T10">name=</text:span><text:span text:style-name="T11">"viewport"</text:span><text:span text:style-name="T9"> </text:span><text:span text:style-name="T10">content=</text:span><text:span text:style-name="T11">"width=device-width, initial-scale=1"</text:span><text:span text:style-name="T19">&gt;</text:span></text:p>
      <text:p text:style-name="P10"><text:span text:style-name="T17">&lt;!-- The above 3 meta tags *must* come first in the head; any other head content must come *after* these tags --&gt;</text:span></text:p>
      <text:p text:style-name="P10"><text:span text:style-name="T19">&lt;</text:span><text:span text:style-name="T13">meta</text:span><text:span text:style-name="T9"> </text:span><text:span text:style-name="T10">name=</text:span><text:span text:style-name="T11">"description"</text:span><text:span text:style-name="T9"> </text:span><text:span text:style-name="T10">content=</text:span><text:span text:style-name="T11">""</text:span><text:span text:style-name="T19">&gt;</text:span></text:p>
      <text:p text:style-name="P10"><text:span text:style-name="T19">&lt;</text:span><text:span text:style-name="T13">meta</text:span><text:span text:style-name="T9"> </text:span><text:span text:style-name="T10">name=</text:span><text:span text:style-name="T11">"author"</text:span><text:span text:style-name="T9"> </text:span><text:span text:style-name="T10">content=</text:span><text:span text:style-name="T11">""</text:span><text:span text:style-name="T19">&gt;</text:span></text:p>
      <text:p text:style-name="P10"><text:span text:style-name="T19">&lt;</text:span><text:span text:style-name="T13">link</text:span><text:span text:style-name="T9"> </text:span><text:span text:style-name="T10">rel=</text:span><text:span text:style-name="T11">"icon"</text:span><text:span text:style-name="T9"> </text:span><text:span text:style-name="T10">href=</text:span><text:span text:style-name="T11">"../../favicon.ico"</text:span><text:span text:style-name="T19">&gt;</text:span></text:p>
      <text:p text:style-name="P2"/>
      <text:p text:style-name="P10"><text:span text:style-name="T19">&lt;</text:span><text:span text:style-name="T13">title</text:span><text:span text:style-name="T19">&gt;</text:span><text:span text:style-name="T9">Starter Template for Bootstrap</text:span><text:span text:style-name="T19">&lt;/</text:span><text:span text:style-name="T13">title</text:span><text:span text:style-name="T19">&gt;</text:span></text:p>
      <text:p text:style-name="P2"/>
      <text:p text:style-name="P10"><text:span text:style-name="T17">&lt;!-- Bootstrap core CSS --&gt;</text:span></text:p>
      <text:p text:style-name="P10"><text:span text:style-name="T19">&lt;</text:span><text:span text:style-name="T13">link</text:span><text:span text:style-name="T9"> </text:span><text:span text:style-name="T10">href=</text:span><text:span text:style-name="T11">"css/bootstrap.min.css"</text:span><text:span text:style-name="T9"> </text:span><text:span text:style-name="T10">rel=</text:span><text:span text:style-name="T11">"stylesheet"</text:span><text:span text:style-name="T19">&gt;</text:span></text:p>
      <text:p text:style-name="P2"/>
      <text:p text:style-name="P10"><text:span text:style-name="T17">&lt;!-- Custom styles for this template --&gt;</text:span></text:p>
      <text:p text:style-name="P10"><text:span text:style-name="T19">&lt;</text:span><text:span text:style-name="T13">link</text:span><text:span text:style-name="T9"> </text:span><text:span text:style-name="T10">href=</text:span><text:span text:style-name="T11">"css/starter-template.css"</text:span><text:span text:style-name="T9"> </text:span><text:span text:style-name="T10">rel=</text:span><text:span text:style-name="T11">"stylesheet"</text:span><text:span text:style-name="T19">&gt;</text:span></text:p>
      <text:p text:style-name="P2"/>
      <text:p text:style-name="P10"><text:span text:style-name="T19">&lt;</text:span><text:span text:style-name="T13">link</text:span><text:span text:style-name="T9"> </text:span><text:span text:style-name="T10">href=</text:span><text:span text:style-name="T11">"css/login_form_style.css"</text:span><text:span text:style-name="T9"> </text:span><text:span text:style-name="T10">rel=</text:span><text:span text:style-name="T11">"stylesheet"</text:span><text:span text:style-name="T19">&gt;</text:span></text:p>
      <text:p text:style-name="P2"/>
      <text:p text:style-name="P10"><text:span text:style-name="T17">&lt;!-- Just for debugging purposes. Don't actually copy these 2 lines! --&gt;</text:span></text:p>
      <text:p text:style-name="P10"><text:span text:style-name="T17">&lt;!--[if lt IE 9]&gt;&lt;script src="../../assets/js/ie8-responsive-file-warning.js"&gt;&lt;/script&gt;&lt;![endif]--&gt;</text:span></text:p>
      <text:p text:style-name="P10"><text:span text:style-name="T17">&lt;!-- HTML5 shim and Respond.js for IE8 support of HTML5 elements and media queries --&gt;</text:span></text:p>
      <text:p text:style-name="P10"><text:span text:style-name="T17">&lt;!--[if lt IE 9]&gt;</text:span></text:p>
      <text:p text:style-name="P10"><text:span text:style-name="T17">&lt;script src="</text:span><text:a xlink:type="simple" xlink:href="https://oss.maxcdn.com/html5shiv/3.7.3/html5shiv.min.js" text:style-name="ListLabel_20_2" text:visited-style-name="ListLabel_20_2"><text:span text:style-name="T8">https://oss.maxcdn.com/html5shiv/3.7.3/html5shiv.min.js</text:span></text:a><text:span text:style-name="T17">"&gt;&lt;/script&gt;</text:span></text:p>
      <text:p text:style-name="P10"><text:span text:style-name="T17">&lt;script src="</text:span><text:a xlink:type="simple" xlink:href="https://oss.maxcdn.com/respond/1.4.2/respond.min.js" text:style-name="ListLabel_20_2" text:visited-style-name="ListLabel_20_2"><text:span text:style-name="T8">https://oss.maxcdn.com/respond/1.4.2/respond.min.js</text:span></text:a><text:span text:style-name="T17">"&gt;&lt;/script&gt;</text:span></text:p>
      <text:p text:style-name="P10"><text:span text:style-name="T17">&lt;![endif]--&gt;</text:span></text:p>
      <text:p text:style-name="P10"><text:span text:style-name="T19">&lt;/</text:span><text:span text:style-name="T13">head</text:span><text:span text:style-name="T19">&gt;</text:span></text:p>
      <text:p text:style-name="P2"/>
      <text:p text:style-name="P10"><text:soft-page-break/><text:span text:style-name="T19">&lt;</text:span><text:span text:style-name="T13">body</text:span><text:span text:style-name="T19">&gt;</text:span></text:p>
      <text:p text:style-name="P2"/>
      <text:p text:style-name="P10"><text:span text:style-name="T19">&lt;</text:span><text:span text:style-name="T13">nav</text:span><text:span text:style-name="T9"> </text:span><text:span text:style-name="T10">class=</text:span><text:span text:style-name="T11">"navbar navbar-inverse navbar-fixed-top"</text:span><text:span text:style-name="T19">&gt;</text:span></text:p>
      <text:p text:style-name="P10"><text:span text:style-name="T19">&lt;</text:span><text:span text:style-name="T13">div</text:span><text:span text:style-name="T9"> </text:span><text:span text:style-name="T10">class=</text:span><text:span text:style-name="T11">"container"</text:span><text:span text:style-name="T19">&gt;</text:span></text:p>
      <text:p text:style-name="P10"><text:span text:style-name="T19">&lt;</text:span><text:span text:style-name="T13">div</text:span><text:span text:style-name="T9"> </text:span><text:span text:style-name="T10">class=</text:span><text:span text:style-name="T11">"navbar-header"</text:span><text:span text:style-name="T19">&gt;</text:span></text:p>
      <text:p text:style-name="P10"><text:span text:style-name="T19">&lt;</text:span><text:span text:style-name="T13">button</text:span><text:span text:style-name="T9"> </text:span><text:span text:style-name="T10">type=</text:span><text:span text:style-name="T11">"button"</text:span><text:span text:style-name="T9"> </text:span><text:span text:style-name="T10">class=</text:span><text:span text:style-name="T11">"navbar-toggle collapsed"</text:span><text:span text:style-name="T9"> </text:span><text:span text:style-name="T10">data-toggle=</text:span><text:span text:style-name="T11">"collapse"</text:span><text:span text:style-name="T9"> </text:span><text:span text:style-name="T10">data-target=</text:span><text:span text:style-name="T11">"#navbar"</text:span><text:span text:style-name="T9"> </text:span><text:span text:style-name="T10">aria-expanded=</text:span><text:span text:style-name="T11">"false"</text:span></text:p>
      <text:p text:style-name="P10"><text:span text:style-name="T10">aria-controls=</text:span><text:span text:style-name="T11">"navbar"</text:span><text:span text:style-name="T19">&gt;</text:span></text:p>
      <text:p text:style-name="P10"><text:span text:style-name="T19">&lt;</text:span><text:span text:style-name="T13">span</text:span><text:span text:style-name="T9"> </text:span><text:span text:style-name="T10">class=</text:span><text:span text:style-name="T11">"sr-only"</text:span><text:span text:style-name="T19">&gt;</text:span><text:span text:style-name="T9">Toggle navigation</text:span><text:span text:style-name="T19">&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pan text:style-name="T19">&lt;</text:span><text:span text:style-name="T13">span</text:span><text:span text:style-name="T9"> </text:span><text:span text:style-name="T10">class=</text:span><text:span text:style-name="T11">"icon-bar"</text:span><text:span text:style-name="T19">&gt;&lt;/</text:span><text:span text:style-name="T13">span</text:span><text:span text:style-name="T19">&gt;</text:span></text:p>
      <text:p text:style-name="P10"><text:span text:style-name="T19">&lt;/</text:span><text:span text:style-name="T13">button</text:span><text:span text:style-name="T19">&gt;</text:span></text:p>
      <text:p text:style-name="P10"><text:span text:style-name="T19">&lt;</text:span><text:span text:style-name="T13">a</text:span><text:span text:style-name="T9"> </text:span><text:span text:style-name="T10">class=</text:span><text:span text:style-name="T11">"navbar-brand"</text:span><text:span text:style-name="T9"> </text:span><text:span text:style-name="T10">href=</text:span><text:span text:style-name="T11">"#"</text:span><text:span text:style-name="T19">&gt;</text:span><text:span text:style-name="T9">Project name</text:span><text:span text:style-name="T19">&lt;/</text:span><text:span text:style-name="T13">a</text:span><text:span text:style-name="T19">&gt;</text:span></text:p>
      <text:p text:style-name="P10"><text:span text:style-name="T19">&lt;/</text:span><text:span text:style-name="T13">div</text:span><text:span text:style-name="T19">&gt;</text:span></text:p>
      <text:p text:style-name="P10"><text:span text:style-name="T19">&lt;</text:span><text:span text:style-name="T13">div</text:span><text:span text:style-name="T9"> </text:span><text:span text:style-name="T10">id</text:span><text:span text:style-name="T9">=</text:span><text:span text:style-name="T11">"navbar"</text:span><text:span text:style-name="T9"> </text:span><text:span text:style-name="T10">class=</text:span><text:span text:style-name="T11">"collapse navbar-collapse"</text:span><text:span text:style-name="T19">&gt;</text:span></text:p>
      <text:p text:style-name="P10"><text:span text:style-name="T19">&lt;</text:span><text:span text:style-name="T13">ul</text:span><text:span text:style-name="T9"> </text:span><text:span text:style-name="T10">class=</text:span><text:span text:style-name="T11">"nav navbar-nav"</text:span><text:span text:style-name="T19">&gt;</text:span></text:p>
      <text:p text:style-name="P10"><text:span text:style-name="T19">&lt;</text:span><text:span text:style-name="T13">li</text:span><text:span text:style-name="T9"> </text:span><text:span text:style-name="T10">class=</text:span><text:span text:style-name="T11">"active"</text:span><text:span text:style-name="T19">&gt;</text:span></text:p>
      <text:p text:style-name="P10"><text:span text:style-name="T19">&lt;</text:span><text:span text:style-name="T13">a</text:span><text:span text:style-name="T9"> </text:span><text:span text:style-name="T10">href=</text:span><text:span text:style-name="T11">"/dashboard"</text:span><text:span text:style-name="T19">&gt;</text:span><text:span text:style-name="T9">Home</text:span><text:span text:style-name="T19">&lt;/</text:span><text:span text:style-name="T13">a</text:span><text:span text:style-name="T19">&gt;</text:span></text:p>
      <text:p text:style-name="P10"><text:span text:style-name="T19">&lt;/</text:span><text:span text:style-name="T13">li</text:span><text:span text:style-name="T19">&gt;</text:span></text:p>
      <text:p text:style-name="P10"><text:span text:style-name="T19">&lt;</text:span><text:span text:style-name="T13">li</text:span><text:span text:style-name="T19">&gt;</text:span></text:p>
      <text:p text:style-name="P10"><text:span text:style-name="T19">&lt;</text:span><text:span text:style-name="T13">a</text:span><text:span text:style-name="T9"> </text:span><text:span text:style-name="T10">href=</text:span><text:span text:style-name="T11">"/logout"</text:span><text:span text:style-name="T19">&gt;</text:span><text:span text:style-name="T9">Log Out</text:span><text:span text:style-name="T19">&lt;/</text:span><text:span text:style-name="T13">a</text:span><text:span text:style-name="T19">&gt;</text:span></text:p>
      <text:p text:style-name="P10"><text:span text:style-name="T19">&lt;/</text:span><text:span text:style-name="T13">li</text:span><text:span text:style-name="T19">&gt;</text:span></text:p>
      <text:p text:style-name="P10"><text:span text:style-name="T19">&lt;/</text:span><text:span text:style-name="T13">ul</text:span><text:span text:style-name="T19">&gt;</text:span></text:p>
      <text:p text:style-name="P10"><text:span text:style-name="T19">&lt;/</text:span><text:span text:style-name="T13">div</text:span><text:span text:style-name="T19">&gt;</text:span></text:p>
      <text:p text:style-name="P10"><text:span text:style-name="T17">&lt;!--/.nav-collapse --&gt;</text:span></text:p>
      <text:p text:style-name="P10"><text:span text:style-name="T19">&lt;/</text:span><text:span text:style-name="T13">div</text:span><text:span text:style-name="T19">&gt;</text:span></text:p>
      <text:p text:style-name="P10"><text:span text:style-name="T19">&lt;/</text:span><text:span text:style-name="T13">nav</text:span><text:span text:style-name="T19">&gt;</text:span></text:p>
      <text:p text:style-name="P13"/>
      <text:p text:style-name="P10"><text:span text:style-name="T19">&lt;</text:span><text:span text:style-name="T13">div</text:span><text:span text:style-name="T9"> </text:span><text:span text:style-name="T10">class=</text:span><text:span text:style-name="T11">"container"</text:span><text:span text:style-name="T19">&gt;</text:span></text:p>
      <text:p text:style-name="P10"><text:span text:style-name="T19">&lt;</text:span><text:span text:style-name="T13">p</text:span><text:span text:style-name="T9"> </text:span><text:span text:style-name="T10">class=</text:span><text:span text:style-name="T11">"text-info"</text:span><text:span text:style-name="T19">&gt;</text:span><text:span text:style-name="T9">This is the dashboard page.</text:span><text:span text:style-name="T19">&lt;/</text:span><text:span text:style-name="T13">p</text:span><text:span text:style-name="T19">&gt;</text:span></text:p>
      <text:p text:style-name="P10"><text:span text:style-name="T19">&lt;/</text:span><text:span text:style-name="T13">div</text:span><text:span text:style-name="T19">&gt;</text:span></text:p>
      <text:p text:style-name="P10"><text:span text:style-name="T14">{{&gt;</text:span><text:span text:style-name="T9"> </text:span><text:span text:style-name="T10">footer</text:span><text:span text:style-name="T14">}}</text:span></text:p>
      <text:p text:style-name="P14"/>
      <text:p text:style-name="P7"><text:span text:style-name="T7">views/error.hbs</text:span></text:p>
      <text:p text:style-name="P7"><text:span text:style-name="T9">This is the 404 Error page.</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roid Sans Mono" svg:font-family="'Droid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00" style:font-name="Liberation Serif" fo:font-family="'Liberation Serif'" style:font-family-generic="roman" style:font-pitch="variable" fo:font-size="12pt" fo:language="en" fo:country="IN" fo:font-style="normal" style:text-underline-style="none" fo:font-weight="normal" style:letter-kerning="true" style:font-size-asian="12pt" style:font-style-asian="normal" style:font-weight-asian="normal" fo:background-color="#ffffff"/>
    </style:style>
    <style:style style:name="ListLabel_20_2" style:display-name="ListLabel 2" style:family="text">
      <style:text-properties fo:color="#000000" style:font-name="Droid Sans Mono" fo:font-family="'Droid Sans Mono'" style:font-family-generic="roman" style:font-pitch="variable" fo:font-size="10.5pt" fo:language="en" fo:country="IN" fo:font-style="normal" style:text-underline-style="none" fo:font-weight="normal" style:letter-kerning="true" style:font-size-asian="10.5pt" style:font-style-asian="normal" style:font-weight-asian="normal" fo:background-color="#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3:15:51.766162028</meta:creation-date>
    <dc:date>2018-11-27T23:16:16.423743078</dc:date>
    <meta:editing-duration>PT25S</meta:editing-duration>
    <meta:editing-cycles>1</meta:editing-cycles>
    <meta:document-statistic meta:table-count="0" meta:image-count="0" meta:object-count="0" meta:page-count="17" meta:paragraph-count="692" meta:word-count="2169" meta:character-count="20745" meta:non-whitespace-character-count="19214"/>
    <meta:generator>LibreOffice/6.0.3.2$Linux_X86_64 LibreOffice_project/00m0$Build-2</meta:generator>
  </office:meta>
</office:document-meta>
</file>